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36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23.14pt"/>
    </style:style>
    <style:style style:name="co4" style:family="table-column">
      <style:table-column-properties fo:break-before="auto" style:column-width="72.34pt"/>
    </style:style>
    <style:style style:name="co5" style:family="table-column">
      <style:table-column-properties fo:break-before="auto" style:column-width="86.46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99.55pt"/>
    </style:style>
    <style:style style:name="co8" style:family="table-column">
      <style:table-column-properties fo:break-before="auto" style:column-width="76.76pt"/>
    </style:style>
    <style:style style:name="co9" style:family="table-column">
      <style:table-column-properties fo:break-before="auto" style:column-width="127.5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false"/>
    </style:style>
    <style:style style:name="ro3" style:family="table-row">
      <style:table-row-properties style:row-height="14.74pt" fo:break-before="auto" style:use-optimal-row-height="false"/>
    </style:style>
    <style:style style:name="ro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99">
      <style:table-cell-properties style:text-align-source="fix" style:repeat-content="false"/>
      <style:paragraph-properties fo:text-align="end" fo:margin-left="0pt"/>
    </style:style>
    <style:style style:name="T1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column table:style-name="co10" table:default-cell-style-name="ce3"/>
        <table:table-row table:style-name="ro1">
          <table:table-cell office:value-type="string" calcext:value-type="string">
            <text:p>DEED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and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har Number</text:p>
          </table:table-cell>
          <table:table-cell table:style-name="ce4" office:value-type="string" calcext:value-type="string">
            <text:p>Gender</text:p>
          </table:table-cell>
          <table:table-cell table:style-name="ce4" office:value-type="string" calcext:value-type="string">
            <text:p>phone</text:p>
          </table:table-cell>
          <table:table-cell table:style-name="ce4" office:value-type="string" calcext:value-type="string">
            <text:p>Coordinate_one</text:p>
          </table:table-cell>
          <table:table-cell table:style-name="ce4" office:value-type="string" calcext:value-type="string">
            <text:p>Coordinate_two</text:p>
          </table:table-cell>
          <table:table-cell table:style-name="ce4" office:value-type="string" calcext:value-type="string">
            <text:p>Area</text:p>
          </table:table-cell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office:value-type="string" calcext:value-type="string">
            <text:p>Aaron Bruce</text:p>
          </table:table-cell>
          <table:table-cell table:style-name="ce4" office:value-type="float" office:value="337239833155" calcext:value-type="float">
            <text:p>337239833155</text:p>
          </table:table-cell>
          <table:table-cell office:value-type="string" calcext:value-type="string">
            <text:p>M</text:p>
          </table:table-cell>
          <table:table-cell table:style-name="ce2" office:value-type="float" office:value="2013679" calcext:value-type="float">
            <text:p>2013679</text:p>
          </table:table-cell>
          <table:table-cell office:value-type="float" office:value="9.915824" calcext:value-type="float">
            <text:p>9.915824</text:p>
          </table:table-cell>
          <table:table-cell office:value-type="float" office:value="76.512735" calcext:value-type="float">
            <text:p>76.512735</text:p>
          </table:table-cell>
          <table:table-cell office:value-type="float" office:value="28328" calcext:value-type="float">
            <text:p>28328</text:p>
          </table:table-cell>
          <table:table-cell office:value-type="string" calcext:value-type="string">
            <text:p><text:a xlink:href="mailto:aronbruce@gmail.com" xlink:type="simple">aronbruce@gmail.com</text:a></text:p>
          </table:table-cell>
          <table:table-cell table:number-columns-repeated="2"/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office:value-type="string" calcext:value-type="string">
            <text:p>Ron Carl</text:p>
          </table:table-cell>
          <table:table-cell table:style-name="ce4" office:value-type="float" office:value="990656008803" calcext:value-type="float">
            <text:p>990656008803</text:p>
          </table:table-cell>
          <table:table-cell office:value-type="string" calcext:value-type="string">
            <text:p>M</text:p>
          </table:table-cell>
          <table:table-cell table:style-name="ce2" office:value-type="float" office:value="3034405" calcext:value-type="float">
            <text:p>3034405</text:p>
          </table:table-cell>
          <table:table-cell office:value-type="float" office:value="9.877181" calcext:value-type="float">
            <text:p>9.877181</text:p>
          </table:table-cell>
          <table:table-cell office:value-type="float" office:value="76.513603" calcext:value-type="float">
            <text:p>76.513603</text:p>
          </table:table-cell>
          <table:table-cell office:value-type="float" office:value="36421.7" calcext:value-type="float">
            <text:p>36421.7</text:p>
          </table:table-cell>
          <table:table-cell office:value-type="string" calcext:value-type="string">
            <text:p><text:a xlink:href="mailto:roncarl@gmail.com" xlink:type="simple">roncarl@gmail.com</text:a></text:p>
          </table:table-cell>
          <table:table-cell table:number-columns-repeated="2"/>
        </table:table-row>
        <table:table-row table:style-name="ro1">
          <table:table-cell table:style-name="ce1" office:value-type="float" office:value="1003" calcext:value-type="float">
            <text:p>1003</text:p>
          </table:table-cell>
          <table:table-cell office:value-type="string" calcext:value-type="string">
            <text:p>Adam Sandler</text:p>
          </table:table-cell>
          <table:table-cell table:style-name="ce4" office:value-type="float" office:value="481391574214" calcext:value-type="float">
            <text:p>481391574214</text:p>
          </table:table-cell>
          <table:table-cell office:value-type="string" calcext:value-type="string">
            <text:p>M</text:p>
          </table:table-cell>
          <table:table-cell table:style-name="ce2" office:value-type="float" office:value="7634625" calcext:value-type="float">
            <text:p>7634625</text:p>
          </table:table-cell>
          <table:table-cell office:value-type="float" office:value="9.883378" calcext:value-type="float">
            <text:p>9.883378</text:p>
          </table:table-cell>
          <table:table-cell office:value-type="float" office:value="76.523469" calcext:value-type="float">
            <text:p>76.523469</text:p>
          </table:table-cell>
          <table:table-cell office:value-type="float" office:value="32374.9" calcext:value-type="float">
            <text:p>32374.9</text:p>
          </table:table-cell>
          <table:table-cell office:value-type="string" calcext:value-type="string">
            <text:p><text:span text:style-name="T1"><text:a xlink:href="mailto:adamsandler@gmail.com" xlink:type="simple">adamsandler@gmail.com</text:a></text:span></text:p>
          </table:table-cell>
          <table:table-cell table:number-columns-repeated="2"/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office:value-type="string" calcext:value-type="string">
            <text:p>Albert Ted</text:p>
          </table:table-cell>
          <table:table-cell table:style-name="ce4" office:value-type="float" office:value="414810283056" calcext:value-type="float">
            <text:p>414810283056</text:p>
          </table:table-cell>
          <table:table-cell office:value-type="string" calcext:value-type="string">
            <text:p>M</text:p>
          </table:table-cell>
          <table:table-cell table:style-name="ce2" office:value-type="float" office:value="3315423" calcext:value-type="float">
            <text:p>3315423</text:p>
          </table:table-cell>
          <table:table-cell office:value-type="float" office:value="9.918695" calcext:value-type="float">
            <text:p>9.918695</text:p>
          </table:table-cell>
          <table:table-cell office:value-type="float" office:value="76.512713" calcext:value-type="float">
            <text:p>76.512713</text:p>
          </table:table-cell>
          <table:table-cell office:value-type="float" office:value="20234.3" calcext:value-type="float">
            <text:p>20234.3</text:p>
          </table:table-cell>
          <table:table-cell office:value-type="string" calcext:value-type="string">
            <text:p><text:span text:style-name="T1"><text:a xlink:href="mailto:albertted@gmail.com" xlink:type="simple">albertted@gmail.com</text:a></text:span></text:p>
          </table:table-cell>
          <table:table-cell table:number-columns-repeated="2"/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office:value-type="string" calcext:value-type="string">
            <text:p>Alan Walk</text:p>
          </table:table-cell>
          <table:table-cell table:style-name="ce4" office:value-type="float" office:value="240538427400" calcext:value-type="float">
            <text:p>240538427400</text:p>
          </table:table-cell>
          <table:table-cell office:value-type="string" calcext:value-type="string">
            <text:p>M</text:p>
          </table:table-cell>
          <table:table-cell table:style-name="ce2" office:value-type="float" office:value="2195233" calcext:value-type="float">
            <text:p>2195233</text:p>
          </table:table-cell>
          <table:table-cell office:value-type="float" office:value="9.871905" calcext:value-type="float">
            <text:p>9.871905</text:p>
          </table:table-cell>
          <table:table-cell office:value-type="float" office:value="76.506813" calcext:value-type="float">
            <text:p>76.506813</text:p>
          </table:table-cell>
          <table:table-cell office:value-type="float" office:value="40468.6" calcext:value-type="float">
            <text:p>40468.6</text:p>
          </table:table-cell>
          <table:table-cell office:value-type="string" calcext:value-type="string">
            <text:p><text:span text:style-name="T1"><text:a xlink:href="mailto:alanwalk@gmail.com" xlink:type="simple">alanwalk@gmail.com</text:a></text:span></text:p>
          </table:table-cell>
          <table:table-cell table:number-columns-repeated="2"/>
        </table:table-row>
        <table:table-row table:style-name="ro1">
          <table:table-cell table:style-name="ce1" office:value-type="float" office:value="1006" calcext:value-type="float">
            <text:p>1006</text:p>
          </table:table-cell>
          <table:table-cell office:value-type="string" calcext:value-type="string">
            <text:p>Alex Lee</text:p>
          </table:table-cell>
          <table:table-cell table:style-name="ce4" office:value-type="float" office:value="323394160604" calcext:value-type="float">
            <text:p>323394160604</text:p>
          </table:table-cell>
          <table:table-cell office:value-type="string" calcext:value-type="string">
            <text:p>M</text:p>
          </table:table-cell>
          <table:table-cell table:style-name="ce2" office:value-type="float" office:value="9626578" calcext:value-type="float">
            <text:p>9626578</text:p>
          </table:table-cell>
          <table:table-cell office:value-type="float" office:value="9.613723" calcext:value-type="float">
            <text:p>9.613723</text:p>
          </table:table-cell>
          <table:table-cell office:value-type="float" office:value="76.585927" calcext:value-type="float">
            <text:p>76.585927</text:p>
          </table:table-cell>
          <table:table-cell office:value-type="float" office:value="68796.6" calcext:value-type="float">
            <text:p>68796.6</text:p>
          </table:table-cell>
          <table:table-cell office:value-type="string" calcext:value-type="string">
            <text:p><text:span text:style-name="T1"><text:a xlink:href="mailto:alexlee@gmail.com" xlink:type="simple">alexlee@gmail.com</text:a></text:span></text:p>
          </table:table-cell>
          <table:table-cell table:number-columns-repeated="2"/>
        </table:table-row>
        <table:table-row table:style-name="ro1">
          <table:table-cell table:style-name="ce1" office:value-type="float" office:value="1007" calcext:value-type="float">
            <text:p>1007</text:p>
          </table:table-cell>
          <table:table-cell office:value-type="string" calcext:value-type="string">
            <text:p>Arthur Doyle</text:p>
          </table:table-cell>
          <table:table-cell table:style-name="ce4" office:value-type="float" office:value="245767005887" calcext:value-type="float">
            <text:p>245767005887</text:p>
          </table:table-cell>
          <table:table-cell office:value-type="string" calcext:value-type="string">
            <text:p>M</text:p>
          </table:table-cell>
          <table:table-cell table:style-name="ce2" office:value-type="float" office:value="8189361" calcext:value-type="float">
            <text:p>8189361</text:p>
          </table:table-cell>
          <table:table-cell office:value-type="float" office:value="9.864735" calcext:value-type="float">
            <text:p>9.864735</text:p>
          </table:table-cell>
          <table:table-cell office:value-type="float" office:value="76.498697" calcext:value-type="float">
            <text:p>76.498697</text:p>
          </table:table-cell>
          <table:table-cell office:value-type="float" office:value="48562.3" calcext:value-type="float">
            <text:p>48562.3</text:p>
          </table:table-cell>
          <table:table-cell office:value-type="string" calcext:value-type="string">
            <text:p><text:span text:style-name="T1"><text:a xlink:href="mailto:arthurdoyle@gmail.com" xlink:type="simple">arthurdoyle@gmail.com</text:a></text:span></text:p>
          </table:table-cell>
          <table:table-cell table:number-columns-repeated="2"/>
        </table:table-row>
        <table:table-row table:style-name="ro1">
          <table:table-cell table:style-name="ce1" office:value-type="float" office:value="1008" calcext:value-type="float">
            <text:p>1008</text:p>
          </table:table-cell>
          <table:table-cell office:value-type="string" calcext:value-type="string">
            <text:p>Andrew <text:s/>Blake</text:p>
          </table:table-cell>
          <table:table-cell table:style-name="ce4" office:value-type="float" office:value="625916454407" calcext:value-type="float">
            <text:p>625916454407</text:p>
          </table:table-cell>
          <table:table-cell office:value-type="string" calcext:value-type="string">
            <text:p>M</text:p>
          </table:table-cell>
          <table:table-cell table:style-name="ce2" office:value-type="float" office:value="4095481" calcext:value-type="float">
            <text:p>4095481</text:p>
          </table:table-cell>
          <table:table-cell office:value-type="float" office:value="9.643277" calcext:value-type="float">
            <text:p>9.643277</text:p>
          </table:table-cell>
          <table:table-cell office:value-type="float" office:value="76.466438" calcext:value-type="float">
            <text:p>76.466438</text:p>
          </table:table-cell>
          <table:table-cell office:value-type="float" office:value="60702.8" calcext:value-type="float">
            <text:p>60702.8</text:p>
          </table:table-cell>
          <table:table-cell office:value-type="string" calcext:value-type="string">
            <text:p><text:span text:style-name="T1"><text:a xlink:href="mailto:andrewblake@gmail.com" xlink:type="simple">andrewblake@gmail.com</text:a></text:span></text:p>
          </table:table-cell>
          <table:table-cell table:number-columns-repeated="2"/>
        </table:table-row>
        <table:table-row table:style-name="ro1">
          <table:table-cell table:style-name="ce1" office:value-type="float" office:value="1009" calcext:value-type="float">
            <text:p>1009</text:p>
          </table:table-cell>
          <table:table-cell office:value-type="string" calcext:value-type="string">
            <text:p>Basil James</text:p>
          </table:table-cell>
          <table:table-cell table:style-name="ce4" office:value-type="float" office:value="515152217826" calcext:value-type="float">
            <text:p>515152217826</text:p>
          </table:table-cell>
          <table:table-cell office:value-type="string" calcext:value-type="string">
            <text:p>M</text:p>
          </table:table-cell>
          <table:table-cell office:value-type="float" office:value="3382171" calcext:value-type="float">
            <text:p>3382171</text:p>
          </table:table-cell>
          <table:table-cell office:value-type="float" office:value="9.606056" calcext:value-type="float">
            <text:p>9.606056</text:p>
          </table:table-cell>
          <table:table-cell office:value-type="float" office:value="76.583887" calcext:value-type="float">
            <text:p>76.583887</text:p>
          </table:table-cell>
          <table:table-cell office:value-type="float" office:value="80937.1" calcext:value-type="float">
            <text:p>80937.1</text:p>
          </table:table-cell>
          <table:table-cell office:value-type="string" calcext:value-type="string">
            <text:p><text:span text:style-name="T1"><text:a xlink:href="mailto:basiljames@gmail.com" xlink:type="simple">basiljames@gmail.com</text:a></text:span></text:p>
          </table:table-cell>
          <table:table-cell table:number-columns-repeated="2"/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office:value-type="string" calcext:value-type="string">
            <text:p>Bill John</text:p>
          </table:table-cell>
          <table:table-cell table:style-name="ce4" office:value-type="float" office:value="173747454611" calcext:value-type="float">
            <text:p>173747454611</text:p>
          </table:table-cell>
          <table:table-cell office:value-type="string" calcext:value-type="string">
            <text:p>M</text:p>
          </table:table-cell>
          <table:table-cell table:style-name="ce2" office:value-type="float" office:value="1314968" calcext:value-type="float">
            <text:p>1314968</text:p>
          </table:table-cell>
          <table:table-cell office:value-type="float" office:value="9.588645" calcext:value-type="float">
            <text:p>9.588645</text:p>
          </table:table-cell>
          <table:table-cell office:value-type="float" office:value="76.586725" calcext:value-type="float">
            <text:p>76.586725</text:p>
          </table:table-cell>
          <table:table-cell office:value-type="float" office:value="109265" calcext:value-type="float">
            <text:p>109265</text:p>
          </table:table-cell>
          <table:table-cell office:value-type="string" calcext:value-type="string">
            <text:p><text:span text:style-name="T1"><text:a xlink:href="mailto:billjohn@gmail.com" xlink:type="simple">billjohn@gmail.com</text:a></text:span></text:p>
          </table:table-cell>
          <table:table-cell table:number-columns-repeated="2"/>
        </table:table-row>
        <table:table-row table:style-name="ro2">
          <table:table-cell table:style-name="ce1" office:value-type="float" office:value="1011" calcext:value-type="float">
            <text:p>1011</text:p>
          </table:table-cell>
          <table:table-cell office:value-type="string" calcext:value-type="string">
            <text:p>Cedric Carl</text:p>
          </table:table-cell>
          <table:table-cell table:style-name="ce4" office:value-type="float" office:value="138662488979" calcext:value-type="float">
            <text:p>138662488979</text:p>
          </table:table-cell>
          <table:table-cell office:value-type="string" calcext:value-type="string">
            <text:p>M</text:p>
          </table:table-cell>
          <table:table-cell table:style-name="ce2" office:value-type="float" office:value="8047049" calcext:value-type="float">
            <text:p>8047049</text:p>
          </table:table-cell>
          <table:table-cell office:value-type="float" office:value="9.922702" calcext:value-type="float">
            <text:p>9.922702</text:p>
          </table:table-cell>
          <table:table-cell office:value-type="float" office:value="76.615331" calcext:value-type="float">
            <text:p>76.615331</text:p>
          </table:table-cell>
          <table:table-cell office:value-type="float" office:value="16187.4" calcext:value-type="float">
            <text:p>16187.4</text:p>
          </table:table-cell>
          <table:table-cell office:value-type="string" calcext:value-type="string">
            <text:p><text:span text:style-name="T1"><text:a xlink:href="mailto:cedriccarl@gmail.com" xlink:type="simple">cedriccarl@gmail.com</text:a></text:span></text:p>
          </table:table-cell>
          <table:table-cell table:number-columns-repeated="2"/>
        </table:table-row>
        <table:table-row table:style-name="ro3">
          <table:table-cell table:style-name="ce1" office:value-type="float" office:value="1012" calcext:value-type="float">
            <text:p>1012</text:p>
          </table:table-cell>
          <table:table-cell office:value-type="string" calcext:value-type="string">
            <text:p>Amber Brad</text:p>
          </table:table-cell>
          <table:table-cell table:style-name="ce4" office:value-type="float" office:value="645271094353" calcext:value-type="float">
            <text:p>645271094353</text:p>
          </table:table-cell>
          <table:table-cell office:value-type="string" calcext:value-type="string">
            <text:p>F</text:p>
          </table:table-cell>
          <table:table-cell table:style-name="ce2" office:value-type="float" office:value="6159489" calcext:value-type="float">
            <text:p>6159489</text:p>
          </table:table-cell>
          <table:table-cell office:value-type="float" office:value="9.607984" calcext:value-type="float">
            <text:p>9.607984</text:p>
          </table:table-cell>
          <table:table-cell office:value-type="float" office:value="76.569192" calcext:value-type="float">
            <text:p>76.569192</text:p>
          </table:table-cell>
          <table:table-cell office:value-type="float" office:value="101171" calcext:value-type="float">
            <text:p>101171</text:p>
          </table:table-cell>
          <table:table-cell office:value-type="string" calcext:value-type="string">
            <text:p><text:span text:style-name="T1"><text:a xlink:href="mailto:amberbrad@gmail.com" xlink:type="simple">amberbrad@gmail.com</text:a></text:span></text:p>
          </table:table-cell>
          <table:table-cell table:number-columns-repeated="2"/>
        </table:table-row>
        <table:table-row table:style-name="ro1">
          <table:table-cell table:style-name="ce1" office:value-type="float" office:value="1013" calcext:value-type="float">
            <text:p>1013</text:p>
          </table:table-cell>
          <table:table-cell office:value-type="string" calcext:value-type="string">
            <text:p>Caren Woods</text:p>
          </table:table-cell>
          <table:table-cell table:style-name="ce4" office:value-type="float" office:value="105375184755" calcext:value-type="float">
            <text:p>105375184755</text:p>
          </table:table-cell>
          <table:table-cell office:value-type="string" calcext:value-type="string">
            <text:p>F</text:p>
          </table:table-cell>
          <table:table-cell table:style-name="ce2" office:value-type="float" office:value="2414447" calcext:value-type="float">
            <text:p>2414447</text:p>
          </table:table-cell>
          <table:table-cell office:value-type="float" office:value="9.492501" calcext:value-type="float">
            <text:p>9.492501</text:p>
          </table:table-cell>
          <table:table-cell office:value-type="float" office:value="76.782721" calcext:value-type="float">
            <text:p>76.782721</text:p>
          </table:table-cell>
          <table:table-cell office:value-type="float" office:value="133546" calcext:value-type="float">
            <text:p>133546</text:p>
          </table:table-cell>
          <table:table-cell office:value-type="string" calcext:value-type="string">
            <text:p><text:span text:style-name="T1"><text:a xlink:href="mailto:carenwoods@gmail.com" xlink:type="simple">carenwoods@gmail.com</text:a></text:span></text:p>
          </table:table-cell>
          <table:table-cell table:number-columns-repeated="2"/>
        </table:table-row>
        <table:table-row table:style-name="ro1">
          <table:table-cell table:style-name="ce1" office:value-type="float" office:value="1014" calcext:value-type="float">
            <text:p>1014</text:p>
          </table:table-cell>
          <table:table-cell office:value-type="string" calcext:value-type="string">
            <text:p>Celia Cars</text:p>
          </table:table-cell>
          <table:table-cell table:style-name="ce4" office:value-type="float" office:value="234421407520" calcext:value-type="float">
            <text:p>234421407520</text:p>
          </table:table-cell>
          <table:table-cell office:value-type="string" calcext:value-type="string">
            <text:p>F</text:p>
          </table:table-cell>
          <table:table-cell table:style-name="ce2" office:value-type="float" office:value="6385984" calcext:value-type="float">
            <text:p>6385984</text:p>
          </table:table-cell>
          <table:table-cell office:value-type="float" office:value="9.592734" calcext:value-type="float">
            <text:p>9.592734</text:p>
          </table:table-cell>
          <table:table-cell office:value-type="float" office:value="76.58554" calcext:value-type="float">
            <text:p>76.58554</text:p>
          </table:table-cell>
          <table:table-cell office:value-type="float" office:value="121406" calcext:value-type="float">
            <text:p>121406</text:p>
          </table:table-cell>
          <table:table-cell office:value-type="string" calcext:value-type="string">
            <text:p><text:span text:style-name="T1"><text:a xlink:href="mailto:celiacars@gmail.com" xlink:type="simple">celiacars@gmail.com</text:a></text:span></text:p>
          </table:table-cell>
          <table:table-cell table:number-columns-repeated="2"/>
        </table:table-row>
        <table:table-row table:style-name="ro1">
          <table:table-cell table:style-name="ce1" office:value-type="float" office:value="1015" calcext:value-type="float">
            <text:p>1015</text:p>
          </table:table-cell>
          <table:table-cell office:value-type="string" calcext:value-type="string">
            <text:p>Claudia Alex</text:p>
          </table:table-cell>
          <table:table-cell table:style-name="ce4" office:value-type="float" office:value="289244405263" calcext:value-type="float">
            <text:p>289244405263</text:p>
          </table:table-cell>
          <table:table-cell office:value-type="string" calcext:value-type="string">
            <text:p>F</text:p>
          </table:table-cell>
          <table:table-cell table:style-name="ce2" office:value-type="float" office:value="4252446" calcext:value-type="float">
            <text:p>4252446</text:p>
          </table:table-cell>
          <table:table-cell office:value-type="float" office:value="10.192386" calcext:value-type="float">
            <text:p>10.192386</text:p>
          </table:table-cell>
          <table:table-cell office:value-type="float" office:value="76.29905" calcext:value-type="float">
            <text:p>76.29905</text:p>
          </table:table-cell>
          <table:table-cell office:value-type="float" office:value="161874" calcext:value-type="float">
            <text:p>161874</text:p>
          </table:table-cell>
          <table:table-cell office:value-type="string" calcext:value-type="string">
            <text:p><text:a xlink:href="mailto:claudiaalex@gmail.com" xlink:type="simple">claudiaalex@gmail.com</text:a></text:p>
          </table:table-cell>
          <table:table-cell table:number-columns-repeated="2"/>
        </table:table-row>
        <table:table-row table:style-name="ro1">
          <table:table-cell table:style-name="ce1" office:value-type="float" office:value="1016" calcext:value-type="float">
            <text:p>1016</text:p>
          </table:table-cell>
          <table:table-cell office:value-type="string" calcext:value-type="string">
            <text:p>Edna Adams</text:p>
          </table:table-cell>
          <table:table-cell table:style-name="ce4" office:value-type="float" office:value="375407725139" calcext:value-type="float">
            <text:p>375407725139</text:p>
          </table:table-cell>
          <table:table-cell office:value-type="string" calcext:value-type="string">
            <text:p>F</text:p>
          </table:table-cell>
          <table:table-cell table:style-name="ce2" office:value-type="float" office:value="2854797" calcext:value-type="float">
            <text:p>2854797</text:p>
          </table:table-cell>
          <table:table-cell office:value-type="float" office:value="9.487521" calcext:value-type="float">
            <text:p>9.487521</text:p>
          </table:table-cell>
          <table:table-cell office:value-type="float" office:value="76.736901" calcext:value-type="float">
            <text:p>76.736901</text:p>
          </table:table-cell>
          <table:table-cell office:value-type="float" office:value="153781" calcext:value-type="float">
            <text:p>153781</text:p>
          </table:table-cell>
          <table:table-cell office:value-type="string" calcext:value-type="string">
            <text:p><text:a xlink:href="mailto:ednaadams@gmail.com" xlink:type="simple">ednaadams@gmail.com</text:a></text:p>
          </table:table-cell>
          <table:table-cell table:number-columns-repeated="2"/>
        </table:table-row>
        <table:table-row table:style-name="ro1">
          <table:table-cell table:style-name="ce1" office:value-type="float" office:value="1017" calcext:value-type="float">
            <text:p>1017</text:p>
          </table:table-cell>
          <table:table-cell office:value-type="string" calcext:value-type="string">
            <text:p>Heather John</text:p>
          </table:table-cell>
          <table:table-cell table:style-name="ce4" office:value-type="float" office:value="749409209736" calcext:value-type="float">
            <text:p>749409209736</text:p>
          </table:table-cell>
          <table:table-cell office:value-type="string" calcext:value-type="string">
            <text:p>F</text:p>
          </table:table-cell>
          <table:table-cell table:style-name="ce2" office:value-type="float" office:value="9593306" calcext:value-type="float">
            <text:p>9593306</text:p>
          </table:table-cell>
          <table:table-cell office:value-type="float" office:value="10.202205" calcext:value-type="float">
            <text:p>10.202205</text:p>
          </table:table-cell>
          <table:table-cell office:value-type="float" office:value="76.280651" calcext:value-type="float">
            <text:p>76.280651</text:p>
          </table:table-cell>
          <table:table-cell office:value-type="float" office:value="202343" calcext:value-type="float">
            <text:p>202343</text:p>
          </table:table-cell>
          <table:table-cell office:value-type="string" calcext:value-type="string">
            <text:p><text:a xlink:href="mailto:heatherjohn@gmail.com" xlink:type="simple">heatherjohn@gmail.com</text:a></text:p>
          </table:table-cell>
          <table:table-cell table:number-columns-repeated="2"/>
        </table:table-row>
        <table:table-row table:style-name="ro1">
          <table:table-cell table:style-name="ce1" office:value-type="float" office:value="1018" calcext:value-type="float">
            <text:p>1018</text:p>
          </table:table-cell>
          <table:table-cell office:value-type="string" calcext:value-type="string">
            <text:p>June Nick</text:p>
          </table:table-cell>
          <table:table-cell table:style-name="ce4" office:value-type="float" office:value="301955034904" calcext:value-type="float">
            <text:p>301955034904</text:p>
          </table:table-cell>
          <table:table-cell office:value-type="string" calcext:value-type="string">
            <text:p>F</text:p>
          </table:table-cell>
          <table:table-cell table:style-name="ce2" office:value-type="float" office:value="6453345" calcext:value-type="float">
            <text:p>6453345</text:p>
          </table:table-cell>
          <table:table-cell office:value-type="float" office:value="10.277036" calcext:value-type="float">
            <text:p>10.277036</text:p>
          </table:table-cell>
          <table:table-cell office:value-type="float" office:value="76.220616" calcext:value-type="float">
            <text:p>76.220616</text:p>
          </table:table-cell>
          <table:table-cell office:value-type="float" office:value="404686" calcext:value-type="float">
            <text:p>404686</text:p>
          </table:table-cell>
          <table:table-cell office:value-type="string" calcext:value-type="string">
            <text:p><text:a xlink:href="mailto:junenick@gmail.com" xlink:type="simple">junenick@gmail.com</text:a></text:p>
          </table:table-cell>
          <table:table-cell table:number-columns-repeated="2"/>
        </table:table-row>
        <table:table-row table:style-name="ro1">
          <table:table-cell table:style-name="ce1" office:value-type="float" office:value="1019" calcext:value-type="float">
            <text:p>1019</text:p>
          </table:table-cell>
          <table:table-cell office:value-type="string" calcext:value-type="string">
            <text:p>Lois Lad</text:p>
          </table:table-cell>
          <table:table-cell table:style-name="ce4" office:value-type="float" office:value="593125864498" calcext:value-type="float">
            <text:p>593125864498</text:p>
          </table:table-cell>
          <table:table-cell office:value-type="string" calcext:value-type="string">
            <text:p>F</text:p>
          </table:table-cell>
          <table:table-cell table:style-name="ce2" office:value-type="float" office:value="3210738" calcext:value-type="float">
            <text:p>3210738</text:p>
          </table:table-cell>
          <table:table-cell office:value-type="float" office:value="9.868939" calcext:value-type="float">
            <text:p>9.868939</text:p>
          </table:table-cell>
          <table:table-cell office:value-type="float" office:value="76.498002" calcext:value-type="float">
            <text:p>76.498002</text:p>
          </table:table-cell>
          <table:table-cell office:value-type="float" office:value="526091" calcext:value-type="float">
            <text:p>526091</text:p>
          </table:table-cell>
          <table:table-cell office:value-type="string" calcext:value-type="string">
            <text:p><text:a xlink:href="mailto:loislad@gmail.com" xlink:type="simple">loislad@gmail.com</text:a></text:p>
          </table:table-cell>
          <table:table-cell table:number-columns-repeated="2"/>
        </table:table-row>
        <table:table-row table:style-name="ro1">
          <table:table-cell table:style-name="ce1" office:value-type="float" office:value="1020" calcext:value-type="float">
            <text:p>1020</text:p>
          </table:table-cell>
          <table:table-cell office:value-type="string" calcext:value-type="string">
            <text:p>Max Lee</text:p>
          </table:table-cell>
          <table:table-cell table:style-name="ce4" office:value-type="float" office:value="785007678754" calcext:value-type="float">
            <text:p>785007678754</text:p>
          </table:table-cell>
          <table:table-cell office:value-type="string" calcext:value-type="string">
            <text:p>F</text:p>
          </table:table-cell>
          <table:table-cell table:style-name="ce2" office:value-type="float" office:value="6692010" calcext:value-type="float">
            <text:p>6692010</text:p>
          </table:table-cell>
          <table:table-cell office:value-type="float" office:value="10.290701" calcext:value-type="float">
            <text:p>10.290701</text:p>
          </table:table-cell>
          <table:table-cell office:value-type="float" office:value="76.227976" calcext:value-type="float">
            <text:p>76.227976</text:p>
          </table:table-cell>
          <table:table-cell office:value-type="float" office:value="485623" calcext:value-type="float">
            <text:p>485623</text:p>
          </table:table-cell>
          <table:table-cell office:value-type="string" calcext:value-type="string">
            <text:p><text:a xlink:href="mailto:maxlee@gmail.com" xlink:type="simple">maxlee@gmail.com</text:a>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4">
          <table:table-cell table:style-name="ce2" office:value-type="string" calcext:value-type="string">
            <text:p>PREVIOUS DEED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and_id</text:p>
          </table:table-cell>
          <table:table-cell office:value-type="string" calcext:value-type="string">
            <text:p>Previous owner</text:p>
          </table:table-cell>
          <table:table-cell office:value-type="string" calcext:value-type="string">
            <text:p>e <text:s/>mail</text:p>
          </table:table-cell>
          <table:table-cell office:value-type="string" calcext:value-type="string">
            <text:p>adhar number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oordinate_one</text:p>
          </table:table-cell>
          <table:table-cell office:value-type="string" calcext:value-type="string">
            <text:p>Coordinate_two</text:p>
          </table:table-cell>
          <table:table-cell office:value-type="string" calcext:value-type="string">
            <text:p>Area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office:value-type="string" calcext:value-type="string">
            <text:p>Charles Law</text:p>
          </table:table-cell>
          <table:table-cell office:value-type="string" calcext:value-type="string">
            <text:p><text:a xlink:href="mailto:charleslaw@gmail.com" xlink:type="simple">charleslaw@gmail.com</text:a></text:p>
          </table:table-cell>
          <table:table-cell table:style-name="ce4" office:value-type="float" office:value="576127867287" calcext:value-type="float">
            <text:p>576127867287</text:p>
          </table:table-cell>
          <table:table-cell office:value-type="string" calcext:value-type="string">
            <text:p>M</text:p>
          </table:table-cell>
          <table:table-cell table:style-name="ce4" office:value-type="float" office:value="9958271" calcext:value-type="float">
            <text:p>9958271</text:p>
          </table:table-cell>
          <table:table-cell office:value-type="float" office:value="9.915824" calcext:value-type="float">
            <text:p>9.915824</text:p>
          </table:table-cell>
          <table:table-cell office:value-type="float" office:value="76.512735" calcext:value-type="float">
            <text:p>76.512735</text:p>
          </table:table-cell>
          <table:table-cell office:value-type="float" office:value="28328" calcext:value-type="float">
            <text:p>28328</text:p>
          </table:table-cell>
          <table:table-cell table:number-columns-repeated="2"/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office:value-type="string" calcext:value-type="string">
            <text:p>Olive Lad</text:p>
          </table:table-cell>
          <table:table-cell office:value-type="string" calcext:value-type="string">
            <text:p><text:a xlink:href="mailto:olivelad@gmail.com" xlink:type="simple">olivelad@gmail.com</text:a></text:p>
          </table:table-cell>
          <table:table-cell table:style-name="ce4" office:value-type="float" office:value="972949278224" calcext:value-type="float">
            <text:p>972949278224</text:p>
          </table:table-cell>
          <table:table-cell office:value-type="string" calcext:value-type="string">
            <text:p>F</text:p>
          </table:table-cell>
          <table:table-cell table:style-name="ce4" office:value-type="float" office:value="8653463" calcext:value-type="float">
            <text:p>8653463</text:p>
          </table:table-cell>
          <table:table-cell office:value-type="float" office:value="9.877181" calcext:value-type="float">
            <text:p>9.877181</text:p>
          </table:table-cell>
          <table:table-cell office:value-type="float" office:value="76.513603" calcext:value-type="float">
            <text:p>76.513603</text:p>
          </table:table-cell>
          <table:table-cell office:value-type="float" office:value="36421.7" calcext:value-type="float">
            <text:p>36421.7</text:p>
          </table:table-cell>
          <table:table-cell table:number-columns-repeated="2"/>
        </table:table-row>
        <table:table-row table:style-name="ro1">
          <table:table-cell table:style-name="ce1" office:value-type="float" office:value="1003" calcext:value-type="float">
            <text:p>1003</text:p>
          </table:table-cell>
          <table:table-cell office:value-type="string" calcext:value-type="string">
            <text:p>Dan Criag</text:p>
          </table:table-cell>
          <table:table-cell office:value-type="string" calcext:value-type="string">
            <text:p><text:a xlink:href="mailto:dancriag@gmail.com" xlink:type="simple">dancriag@gmail.com</text:a></text:p>
          </table:table-cell>
          <table:table-cell table:style-name="ce4" office:value-type="float" office:value="855800822559" calcext:value-type="float">
            <text:p>855800822559</text:p>
          </table:table-cell>
          <table:table-cell office:value-type="string" calcext:value-type="string">
            <text:p>M</text:p>
          </table:table-cell>
          <table:table-cell table:style-name="ce4" office:value-type="float" office:value="7494014" calcext:value-type="float">
            <text:p>7494014</text:p>
          </table:table-cell>
          <table:table-cell office:value-type="float" office:value="9.883378" calcext:value-type="float">
            <text:p>9.883378</text:p>
          </table:table-cell>
          <table:table-cell office:value-type="float" office:value="76.523469" calcext:value-type="float">
            <text:p>76.523469</text:p>
          </table:table-cell>
          <table:table-cell office:value-type="float" office:value="32374.9" calcext:value-type="float">
            <text:p>32374.9</text:p>
          </table:table-cell>
          <table:table-cell table:number-columns-repeated="2"/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office:value-type="string" calcext:value-type="string">
            <text:p>Pearl Hands</text:p>
          </table:table-cell>
          <table:table-cell office:value-type="string" calcext:value-type="string">
            <text:p><text:a xlink:href="mailto:pearlhands@gmail.com" xlink:type="simple">pearlhands@gmail.com</text:a></text:p>
          </table:table-cell>
          <table:table-cell table:style-name="ce4" office:value-type="float" office:value="718681267638" calcext:value-type="float">
            <text:p>718681267638</text:p>
          </table:table-cell>
          <table:table-cell office:value-type="string" calcext:value-type="string">
            <text:p>F</text:p>
          </table:table-cell>
          <table:table-cell table:style-name="ce4" office:value-type="float" office:value="7812555" calcext:value-type="float">
            <text:p>7812555</text:p>
          </table:table-cell>
          <table:table-cell office:value-type="float" office:value="9.918695" calcext:value-type="float">
            <text:p>9.918695</text:p>
          </table:table-cell>
          <table:table-cell office:value-type="float" office:value="76.512713" calcext:value-type="float">
            <text:p>76.512713</text:p>
          </table:table-cell>
          <table:table-cell office:value-type="float" office:value="20234.3" calcext:value-type="float">
            <text:p>20234.3</text:p>
          </table:table-cell>
          <table:table-cell table:number-columns-repeated="2"/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office:value-type="string" calcext:value-type="string">
            <text:p>Dean Dennis</text:p>
          </table:table-cell>
          <table:table-cell office:value-type="string" calcext:value-type="string">
            <text:p><text:span text:style-name="T1"><text:a xlink:href="mailto:deandenis@gmail.com" xlink:type="simple">deandenis@gmail.com</text:a></text:span></text:p>
          </table:table-cell>
          <table:table-cell table:style-name="ce4" office:value-type="float" office:value="140296713633" calcext:value-type="float">
            <text:p>140296713633</text:p>
          </table:table-cell>
          <table:table-cell office:value-type="string" calcext:value-type="string">
            <text:p>M</text:p>
          </table:table-cell>
          <table:table-cell table:style-name="ce4" office:value-type="float" office:value="5611256" calcext:value-type="float">
            <text:p>5611256</text:p>
          </table:table-cell>
          <table:table-cell office:value-type="float" office:value="9.871905" calcext:value-type="float">
            <text:p>9.871905</text:p>
          </table:table-cell>
          <table:table-cell office:value-type="float" office:value="76.506813" calcext:value-type="float">
            <text:p>76.506813</text:p>
          </table:table-cell>
          <table:table-cell office:value-type="float" office:value="40468.6" calcext:value-type="float">
            <text:p>40468.6</text:p>
          </table:table-cell>
          <table:table-cell table:number-columns-repeated="2"/>
        </table:table-row>
        <table:table-row table:style-name="ro1">
          <table:table-cell table:style-name="ce1" office:value-type="float" office:value="1006" calcext:value-type="float">
            <text:p>1006</text:p>
          </table:table-cell>
          <table:table-cell office:value-type="string" calcext:value-type="string">
            <text:p>Rose Dawson</text:p>
          </table:table-cell>
          <table:table-cell office:value-type="string" calcext:value-type="string">
            <text:p><text:span text:style-name="T1"><text:a xlink:href="mailto:rosedawson@gmail.com" xlink:type="simple">rosedawson@gmail.com</text:a></text:span></text:p>
          </table:table-cell>
          <table:table-cell table:style-name="ce4" office:value-type="float" office:value="456380628912" calcext:value-type="float">
            <text:p>456380628912</text:p>
          </table:table-cell>
          <table:table-cell office:value-type="string" calcext:value-type="string">
            <text:p>F</text:p>
          </table:table-cell>
          <table:table-cell table:style-name="ce4" office:value-type="float" office:value="2469073" calcext:value-type="float">
            <text:p>2469073</text:p>
          </table:table-cell>
          <table:table-cell office:value-type="float" office:value="9.613723" calcext:value-type="float">
            <text:p>9.613723</text:p>
          </table:table-cell>
          <table:table-cell office:value-type="float" office:value="76.585927" calcext:value-type="float">
            <text:p>76.585927</text:p>
          </table:table-cell>
          <table:table-cell office:value-type="float" office:value="68796.6" calcext:value-type="float">
            <text:p>68796.6</text:p>
          </table:table-cell>
          <table:table-cell table:number-columns-repeated="2"/>
        </table:table-row>
        <table:table-row table:style-name="ro1">
          <table:table-cell table:style-name="ce1" office:value-type="float" office:value="1007" calcext:value-type="float">
            <text:p>1007</text:p>
          </table:table-cell>
          <table:table-cell office:value-type="string" calcext:value-type="string">
            <text:p>Duke Dustin</text:p>
          </table:table-cell>
          <table:table-cell office:value-type="string" calcext:value-type="string">
            <text:p><text:span text:style-name="T1"><text:a xlink:href="mailto:dukedustin@gmail.com" xlink:type="simple">dukedustin@gmail.com</text:a></text:span></text:p>
          </table:table-cell>
          <table:table-cell table:style-name="ce4" office:value-type="float" office:value="883329456104" calcext:value-type="float">
            <text:p>883329456104</text:p>
          </table:table-cell>
          <table:table-cell office:value-type="string" calcext:value-type="string">
            <text:p>M</text:p>
          </table:table-cell>
          <table:table-cell table:style-name="ce4" office:value-type="float" office:value="1421006" calcext:value-type="float">
            <text:p>1421006</text:p>
          </table:table-cell>
          <table:table-cell office:value-type="float" office:value="9.864735" calcext:value-type="float">
            <text:p>9.864735</text:p>
          </table:table-cell>
          <table:table-cell office:value-type="float" office:value="76.498697" calcext:value-type="float">
            <text:p>76.498697</text:p>
          </table:table-cell>
          <table:table-cell office:value-type="float" office:value="48562.3" calcext:value-type="float">
            <text:p>48562.3</text:p>
          </table:table-cell>
          <table:table-cell table:number-columns-repeated="2"/>
        </table:table-row>
        <table:table-row table:style-name="ro1">
          <table:table-cell table:style-name="ce1" office:value-type="float" office:value="1008" calcext:value-type="float">
            <text:p>1008</text:p>
          </table:table-cell>
          <table:table-cell office:value-type="string" calcext:value-type="string">
            <text:p>Ruby Ren</text:p>
          </table:table-cell>
          <table:table-cell office:value-type="string" calcext:value-type="string">
            <text:p><text:span text:style-name="T1"><text:a xlink:href="mailto:rubyren@gmail.com" xlink:type="simple">rubyren@gmail.com</text:a></text:span></text:p>
          </table:table-cell>
          <table:table-cell table:style-name="ce4" office:value-type="float" office:value="785180602395" calcext:value-type="float">
            <text:p>785180602395</text:p>
          </table:table-cell>
          <table:table-cell office:value-type="string" calcext:value-type="string">
            <text:p>F</text:p>
          </table:table-cell>
          <table:table-cell table:style-name="ce4" office:value-type="float" office:value="6183502" calcext:value-type="float">
            <text:p>6183502</text:p>
          </table:table-cell>
          <table:table-cell office:value-type="float" office:value="9.643277" calcext:value-type="float">
            <text:p>9.643277</text:p>
          </table:table-cell>
          <table:table-cell office:value-type="float" office:value="76.466438" calcext:value-type="float">
            <text:p>76.466438</text:p>
          </table:table-cell>
          <table:table-cell office:value-type="float" office:value="60702.8" calcext:value-type="float">
            <text:p>60702.8</text:p>
          </table:table-cell>
          <table:table-cell table:number-columns-repeated="2"/>
        </table:table-row>
        <table:table-row table:style-name="ro1">
          <table:table-cell table:style-name="ce1" office:value-type="float" office:value="1009" calcext:value-type="float">
            <text:p>1009</text:p>
          </table:table-cell>
          <table:table-cell office:value-type="string" calcext:value-type="string">
            <text:p>Ellis Edward</text:p>
          </table:table-cell>
          <table:table-cell office:value-type="string" calcext:value-type="string">
            <text:p><text:span text:style-name="T1"><text:a xlink:href="mailto:ellisedward@gmail.com" xlink:type="simple">ellisedward@gmail.com</text:a></text:span></text:p>
          </table:table-cell>
          <table:table-cell table:style-name="ce4" office:value-type="float" office:value="694289103232" calcext:value-type="float">
            <text:p>694289103232</text:p>
          </table:table-cell>
          <table:table-cell office:value-type="string" calcext:value-type="string">
            <text:p>M</text:p>
          </table:table-cell>
          <table:table-cell table:style-name="ce4" office:value-type="float" office:value="9533797" calcext:value-type="float">
            <text:p>9533797</text:p>
          </table:table-cell>
          <table:table-cell office:value-type="float" office:value="9.606056" calcext:value-type="float">
            <text:p>9.606056</text:p>
          </table:table-cell>
          <table:table-cell office:value-type="float" office:value="76.583887" calcext:value-type="float">
            <text:p>76.583887</text:p>
          </table:table-cell>
          <table:table-cell office:value-type="float" office:value="80937.1" calcext:value-type="float">
            <text:p>80937.1</text:p>
          </table:table-cell>
          <table:table-cell table:number-columns-repeated="2"/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office:value-type="string" calcext:value-type="string">
            <text:p>Ruth Seth</text:p>
          </table:table-cell>
          <table:table-cell office:value-type="string" calcext:value-type="string">
            <text:p><text:span text:style-name="T1"><text:a xlink:href="mailto:ruthseth@gmail.com" xlink:type="simple">ruthseth@gmail.com</text:a></text:span></text:p>
          </table:table-cell>
          <table:table-cell table:style-name="ce4" office:value-type="float" office:value="457176718697" calcext:value-type="float">
            <text:p>457176718697</text:p>
          </table:table-cell>
          <table:table-cell office:value-type="string" calcext:value-type="string">
            <text:p>F</text:p>
          </table:table-cell>
          <table:table-cell table:style-name="ce4" office:value-type="float" office:value="5472444" calcext:value-type="float">
            <text:p>5472444</text:p>
          </table:table-cell>
          <table:table-cell office:value-type="float" office:value="9.588645" calcext:value-type="float">
            <text:p>9.588645</text:p>
          </table:table-cell>
          <table:table-cell office:value-type="float" office:value="76.586725" calcext:value-type="float">
            <text:p>76.586725</text:p>
          </table:table-cell>
          <table:table-cell office:value-type="float" office:value="109265" calcext:value-type="float">
            <text:p>109265</text:p>
          </table:table-cell>
          <table:table-cell table:number-columns-repeated="2"/>
        </table:table-row>
        <table:table-row table:style-name="ro1">
          <table:table-cell table:style-name="ce1" office:value-type="float" office:value="1011" calcext:value-type="float">
            <text:p>1011</text:p>
          </table:table-cell>
          <table:table-cell office:value-type="string" calcext:value-type="string">
            <text:p>Evan Felix</text:p>
          </table:table-cell>
          <table:table-cell office:value-type="string" calcext:value-type="string">
            <text:p><text:span text:style-name="T1"><text:a xlink:href="mailto:evanfelix@gmail.com" xlink:type="simple">evanfelix@gmail.com</text:a></text:span></text:p>
          </table:table-cell>
          <table:table-cell table:style-name="ce4" office:value-type="float" office:value="305816951492" calcext:value-type="float">
            <text:p>305816951492</text:p>
          </table:table-cell>
          <table:table-cell office:value-type="string" calcext:value-type="string">
            <text:p>M</text:p>
          </table:table-cell>
          <table:table-cell table:style-name="ce4" office:value-type="float" office:value="9274522" calcext:value-type="float">
            <text:p>9274522</text:p>
          </table:table-cell>
          <table:table-cell office:value-type="float" office:value="9.922702" calcext:value-type="float">
            <text:p>9.922702</text:p>
          </table:table-cell>
          <table:table-cell office:value-type="float" office:value="76.615331" calcext:value-type="float">
            <text:p>76.615331</text:p>
          </table:table-cell>
          <table:table-cell office:value-type="float" office:value="16187.4" calcext:value-type="float">
            <text:p>16187.4</text:p>
          </table:table-cell>
          <table:table-cell table:number-columns-repeated="2"/>
        </table:table-row>
        <table:table-row table:style-name="ro1">
          <table:table-cell table:style-name="ce1" office:value-type="float" office:value="1012" calcext:value-type="float">
            <text:p>1012</text:p>
          </table:table-cell>
          <table:table-cell office:value-type="string" calcext:value-type="string">
            <text:p>Sibyl John</text:p>
          </table:table-cell>
          <table:table-cell office:value-type="string" calcext:value-type="string">
            <text:p><text:span text:style-name="T1"><text:a xlink:href="mailto:sibyljohn@gmail.com" xlink:type="simple">sibyljohn@gmail.com</text:a></text:span></text:p>
          </table:table-cell>
          <table:table-cell table:style-name="ce4" office:value-type="float" office:value="640899317638" calcext:value-type="float">
            <text:p>640899317638</text:p>
          </table:table-cell>
          <table:table-cell office:value-type="string" calcext:value-type="string">
            <text:p>F</text:p>
          </table:table-cell>
          <table:table-cell table:style-name="ce4" office:value-type="float" office:value="5215780" calcext:value-type="float">
            <text:p>5215780</text:p>
          </table:table-cell>
          <table:table-cell office:value-type="float" office:value="9.607984" calcext:value-type="float">
            <text:p>9.607984</text:p>
          </table:table-cell>
          <table:table-cell office:value-type="float" office:value="76.569192" calcext:value-type="float">
            <text:p>76.569192</text:p>
          </table:table-cell>
          <table:table-cell office:value-type="float" office:value="101171" calcext:value-type="float">
            <text:p>101171</text:p>
          </table:table-cell>
          <table:table-cell table:number-columns-repeated="2"/>
        </table:table-row>
        <table:table-row table:style-name="ro1">
          <table:table-cell table:style-name="ce1" office:value-type="float" office:value="1013" calcext:value-type="float">
            <text:p>1013</text:p>
          </table:table-cell>
          <table:table-cell office:value-type="string" calcext:value-type="string">
            <text:p>Bill Ford</text:p>
          </table:table-cell>
          <table:table-cell office:value-type="string" calcext:value-type="string">
            <text:p><text:span text:style-name="T1"><text:a xlink:href="mailto:billford@gmail.com" xlink:type="simple">billford@gmail.com</text:a></text:span></text:p>
          </table:table-cell>
          <table:table-cell table:style-name="ce4" office:value-type="float" office:value="494255553584" calcext:value-type="float">
            <text:p>494255553584</text:p>
          </table:table-cell>
          <table:table-cell office:value-type="string" calcext:value-type="string">
            <text:p>M</text:p>
          </table:table-cell>
          <table:table-cell table:style-name="ce4" office:value-type="float" office:value="7410594" calcext:value-type="float">
            <text:p>7410594</text:p>
          </table:table-cell>
          <table:table-cell office:value-type="float" office:value="9.492501" calcext:value-type="float">
            <text:p>9.492501</text:p>
          </table:table-cell>
          <table:table-cell office:value-type="float" office:value="76.782721" calcext:value-type="float">
            <text:p>76.782721</text:p>
          </table:table-cell>
          <table:table-cell office:value-type="float" office:value="133546" calcext:value-type="float">
            <text:p>133546</text:p>
          </table:table-cell>
          <table:table-cell table:number-columns-repeated="2"/>
        </table:table-row>
        <table:table-row table:style-name="ro1">
          <table:table-cell table:style-name="ce1" office:value-type="float" office:value="1014" calcext:value-type="float">
            <text:p>1014</text:p>
          </table:table-cell>
          <table:table-cell office:value-type="string" calcext:value-type="string">
            <text:p>Sonia Mathew</text:p>
          </table:table-cell>
          <table:table-cell office:value-type="string" calcext:value-type="string">
            <text:p><text:span text:style-name="T1"><text:a xlink:href="mailto:soniamathew@gmail.com" xlink:type="simple">soniamathew@gmail.com</text:a></text:span></text:p>
          </table:table-cell>
          <table:table-cell table:style-name="ce4" office:value-type="float" office:value="303420393298" calcext:value-type="float">
            <text:p>303420393298</text:p>
          </table:table-cell>
          <table:table-cell office:value-type="string" calcext:value-type="string">
            <text:p>F</text:p>
          </table:table-cell>
          <table:table-cell table:style-name="ce4" office:value-type="float" office:value="4209165" calcext:value-type="float">
            <text:p>4209165</text:p>
          </table:table-cell>
          <table:table-cell office:value-type="float" office:value="9.592734" calcext:value-type="float">
            <text:p>9.592734</text:p>
          </table:table-cell>
          <table:table-cell office:value-type="float" office:value="76.58554" calcext:value-type="float">
            <text:p>76.58554</text:p>
          </table:table-cell>
          <table:table-cell office:value-type="float" office:value="121406" calcext:value-type="float">
            <text:p>121406</text:p>
          </table:table-cell>
          <table:table-cell table:number-columns-repeated="2"/>
        </table:table-row>
        <table:table-row table:style-name="ro1">
          <table:table-cell table:style-name="ce1" office:value-type="float" office:value="1015" calcext:value-type="float">
            <text:p>1015</text:p>
          </table:table-cell>
          <table:table-cell office:value-type="string" calcext:value-type="string">
            <text:p>Glen Joseph</text:p>
          </table:table-cell>
          <table:table-cell office:value-type="string" calcext:value-type="string">
            <text:p><text:span text:style-name="T1"><text:a xlink:href="mailto:glenjoseph@gmail.com" xlink:type="simple">glenjoseph@gmail.com</text:a></text:span></text:p>
          </table:table-cell>
          <table:table-cell table:style-name="ce4" office:value-type="float" office:value="171010492988" calcext:value-type="float">
            <text:p>171010492988</text:p>
          </table:table-cell>
          <table:table-cell office:value-type="string" calcext:value-type="string">
            <text:p>M</text:p>
          </table:table-cell>
          <table:table-cell table:style-name="ce4" office:value-type="float" office:value="1981654" calcext:value-type="float">
            <text:p>1981654</text:p>
          </table:table-cell>
          <table:table-cell office:value-type="float" office:value="10.192386" calcext:value-type="float">
            <text:p>10.192386</text:p>
          </table:table-cell>
          <table:table-cell office:value-type="float" office:value="76.29905" calcext:value-type="float">
            <text:p>76.29905</text:p>
          </table:table-cell>
          <table:table-cell office:value-type="float" office:value="161874" calcext:value-type="float">
            <text:p>161874</text:p>
          </table:table-cell>
          <table:table-cell table:number-columns-repeated="2"/>
        </table:table-row>
        <table:table-row table:style-name="ro1">
          <table:table-cell table:style-name="ce1" office:value-type="float" office:value="1016" calcext:value-type="float">
            <text:p>1016</text:p>
          </table:table-cell>
          <table:table-cell office:value-type="string" calcext:value-type="string">
            <text:p>Tina Tommy</text:p>
          </table:table-cell>
          <table:table-cell office:value-type="string" calcext:value-type="string">
            <text:p><text:span text:style-name="T1"><text:a xlink:href="mailto:tinatommy@gmail.com" xlink:type="simple">tinatommy@gmail.com</text:a></text:span></text:p>
          </table:table-cell>
          <table:table-cell table:style-name="ce4" office:value-type="float" office:value="198567951768" calcext:value-type="float">
            <text:p>198567951768</text:p>
          </table:table-cell>
          <table:table-cell office:value-type="string" calcext:value-type="string">
            <text:p>F</text:p>
          </table:table-cell>
          <table:table-cell table:style-name="ce4" office:value-type="float" office:value="6383997" calcext:value-type="float">
            <text:p>6383997</text:p>
          </table:table-cell>
          <table:table-cell office:value-type="float" office:value="9.487521" calcext:value-type="float">
            <text:p>9.487521</text:p>
          </table:table-cell>
          <table:table-cell office:value-type="float" office:value="76.736901" calcext:value-type="float">
            <text:p>76.736901</text:p>
          </table:table-cell>
          <table:table-cell office:value-type="float" office:value="153781" calcext:value-type="float">
            <text:p>153781</text:p>
          </table:table-cell>
          <table:table-cell table:number-columns-repeated="2"/>
        </table:table-row>
        <table:table-row table:style-name="ro1">
          <table:table-cell table:style-name="ce1" office:value-type="float" office:value="1017" calcext:value-type="float">
            <text:p>1017</text:p>
          </table:table-cell>
          <table:table-cell office:value-type="string" calcext:value-type="string">
            <text:p>Hector Troy</text:p>
          </table:table-cell>
          <table:table-cell office:value-type="string" calcext:value-type="string">
            <text:p><text:span text:style-name="T1"><text:a xlink:href="mailto:hectortroy@gmail.com" xlink:type="simple">hectortroy@gmail.com</text:a></text:span></text:p>
          </table:table-cell>
          <table:table-cell table:style-name="ce4" office:value-type="float" office:value="695919790075" calcext:value-type="float">
            <text:p>695919790075</text:p>
          </table:table-cell>
          <table:table-cell office:value-type="string" calcext:value-type="string">
            <text:p>M</text:p>
          </table:table-cell>
          <table:table-cell table:style-name="ce4" office:value-type="float" office:value="1870219" calcext:value-type="float">
            <text:p>1870219</text:p>
          </table:table-cell>
          <table:table-cell office:value-type="float" office:value="10.202205" calcext:value-type="float">
            <text:p>10.202205</text:p>
          </table:table-cell>
          <table:table-cell office:value-type="float" office:value="76.280651" calcext:value-type="float">
            <text:p>76.280651</text:p>
          </table:table-cell>
          <table:table-cell office:value-type="float" office:value="202343" calcext:value-type="float">
            <text:p>202343</text:p>
          </table:table-cell>
          <table:table-cell table:number-columns-repeated="2"/>
        </table:table-row>
        <table:table-row table:style-name="ro1">
          <table:table-cell table:style-name="ce1" office:value-type="float" office:value="1018" calcext:value-type="float">
            <text:p>1018</text:p>
          </table:table-cell>
          <table:table-cell office:value-type="string" calcext:value-type="string">
            <text:p>Viola Walker</text:p>
          </table:table-cell>
          <table:table-cell office:value-type="string" calcext:value-type="string">
            <text:p><text:span text:style-name="T1"><text:a xlink:href="mailto:violawalker@gmail.com" xlink:type="simple">violawalker@gmail.com</text:a></text:span></text:p>
          </table:table-cell>
          <table:table-cell table:style-name="ce4" office:value-type="float" office:value="148210073276" calcext:value-type="float">
            <text:p>148210073276</text:p>
          </table:table-cell>
          <table:table-cell office:value-type="string" calcext:value-type="string">
            <text:p>F</text:p>
          </table:table-cell>
          <table:table-cell table:style-name="ce4" office:value-type="float" office:value="8335294" calcext:value-type="float">
            <text:p>8335294</text:p>
          </table:table-cell>
          <table:table-cell office:value-type="float" office:value="10.277036" calcext:value-type="float">
            <text:p>10.277036</text:p>
          </table:table-cell>
          <table:table-cell office:value-type="float" office:value="76.220616" calcext:value-type="float">
            <text:p>76.220616</text:p>
          </table:table-cell>
          <table:table-cell office:value-type="float" office:value="404686" calcext:value-type="float">
            <text:p>404686</text:p>
          </table:table-cell>
          <table:table-cell table:number-columns-repeated="2"/>
        </table:table-row>
        <table:table-row table:style-name="ro1">
          <table:table-cell table:style-name="ce1" office:value-type="float" office:value="1019" calcext:value-type="float">
            <text:p>1019</text:p>
          </table:table-cell>
          <table:table-cell office:value-type="string" calcext:value-type="string">
            <text:p>Jason Jacob</text:p>
          </table:table-cell>
          <table:table-cell office:value-type="string" calcext:value-type="string">
            <text:p><text:span text:style-name="T1"><text:a xlink:href="mailto:jasonjacob@gmail.com" xlink:type="simple">jasonjacob@gmail.com</text:a></text:span></text:p>
          </table:table-cell>
          <table:table-cell table:style-name="ce4" office:value-type="float" office:value="395213829337" calcext:value-type="float">
            <text:p>395213829337</text:p>
          </table:table-cell>
          <table:table-cell office:value-type="string" calcext:value-type="string">
            <text:p>M</text:p>
          </table:table-cell>
          <table:table-cell table:style-name="ce4" office:value-type="float" office:value="3665973" calcext:value-type="float">
            <text:p>3665973</text:p>
          </table:table-cell>
          <table:table-cell office:value-type="float" office:value="9.868939" calcext:value-type="float">
            <text:p>9.868939</text:p>
          </table:table-cell>
          <table:table-cell office:value-type="float" office:value="76.498002" calcext:value-type="float">
            <text:p>76.498002</text:p>
          </table:table-cell>
          <table:table-cell office:value-type="float" office:value="526091" calcext:value-type="float">
            <text:p>526091</text:p>
          </table:table-cell>
          <table:table-cell table:number-columns-repeated="2"/>
        </table:table-row>
        <table:table-row table:style-name="ro1">
          <table:table-cell table:style-name="ce1" office:value-type="float" office:value="1020" calcext:value-type="float">
            <text:p>1020</text:p>
          </table:table-cell>
          <table:table-cell office:value-type="string" calcext:value-type="string">
            <text:p>Zoe Vera</text:p>
          </table:table-cell>
          <table:table-cell office:value-type="string" calcext:value-type="string">
            <text:p><text:span text:style-name="T1"><text:a xlink:href="mailto:zoevera@gmail.com" xlink:type="simple">zoevera@gmail.com</text:a></text:span></text:p>
          </table:table-cell>
          <table:table-cell table:style-name="ce4" office:value-type="float" office:value="208342477374" calcext:value-type="float">
            <text:p>208342477374</text:p>
          </table:table-cell>
          <table:table-cell office:value-type="string" calcext:value-type="string">
            <text:p>F</text:p>
          </table:table-cell>
          <table:table-cell table:style-name="ce4" office:value-type="float" office:value="6686389" calcext:value-type="float">
            <text:p>6686389</text:p>
          </table:table-cell>
          <table:table-cell office:value-type="float" office:value="10.290701" calcext:value-type="float">
            <text:p>10.290701</text:p>
          </table:table-cell>
          <table:table-cell office:value-type="float" office:value="76.227976" calcext:value-type="float">
            <text:p>76.227976</text:p>
          </table:table-cell>
          <table:table-cell office:value-type="float" office:value="485623" calcext:value-type="float">
            <text:p>485623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office:value-type="string" calcext:value-type="string">
            <text:p>TAX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and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 <text:s/>mail</text:p>
          </table:table-cell>
          <table:table-cell office:value-type="string" calcext:value-type="string">
            <text:p>adhar number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oordinate_one</text:p>
          </table:table-cell>
          <table:table-cell office:value-type="string" calcext:value-type="string">
            <text:p>Coordinate_two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tax amount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table:style-name="ce1" office:value-type="string" calcext:value-type="string">
            <text:p>Aaron Bruce</text:p>
          </table:table-cell>
          <table:table-cell office:value-type="string" calcext:value-type="string">
            <text:p><text:a xlink:href="mailto:aronbruce@gmail.com" xlink:type="simple">aronbruce@gmail.com</text:a></text:p>
          </table:table-cell>
          <table:table-cell table:style-name="ce4" office:value-type="float" office:value="337239833155" calcext:value-type="float">
            <text:p>337239833155</text:p>
          </table:table-cell>
          <table:table-cell office:value-type="string" calcext:value-type="string">
            <text:p>M</text:p>
          </table:table-cell>
          <table:table-cell table:style-name="ce4" office:value-type="float" office:value="2013679" calcext:value-type="float">
            <text:p>2013679</text:p>
          </table:table-cell>
          <table:table-cell office:value-type="float" office:value="9.915824" calcext:value-type="float">
            <text:p>9.915824</text:p>
          </table:table-cell>
          <table:table-cell office:value-type="float" office:value="76.512735" calcext:value-type="float">
            <text:p>76.512735</text:p>
          </table:table-cell>
          <table:table-cell office:value-type="float" office:value="28328" calcext:value-type="float">
            <text:p>2832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id</text:p>
          </table:table-cell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office:value-type="string" calcext:value-type="string">
            <text:p>Ron Carl</text:p>
          </table:table-cell>
          <table:table-cell office:value-type="string" calcext:value-type="string">
            <text:p><text:a xlink:href="mailto:roncarl@gmail.com" xlink:type="simple">roncarl@gmail.com</text:a></text:p>
          </table:table-cell>
          <table:table-cell table:style-name="ce4" office:value-type="float" office:value="990656008803" calcext:value-type="float">
            <text:p>990656008803</text:p>
          </table:table-cell>
          <table:table-cell office:value-type="string" calcext:value-type="string">
            <text:p>M</text:p>
          </table:table-cell>
          <table:table-cell table:style-name="ce4" office:value-type="float" office:value="3034405" calcext:value-type="float">
            <text:p>3034405</text:p>
          </table:table-cell>
          <table:table-cell office:value-type="float" office:value="9.877181" calcext:value-type="float">
            <text:p>9.877181</text:p>
          </table:table-cell>
          <table:table-cell office:value-type="float" office:value="76.513603" calcext:value-type="float">
            <text:p>76.513603</text:p>
          </table:table-cell>
          <table:table-cell office:value-type="float" office:value="36421.7" calcext:value-type="float">
            <text:p>36421.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id</text:p>
          </table:table-cell>
        </table:table-row>
        <table:table-row table:style-name="ro1">
          <table:table-cell table:style-name="ce1" office:value-type="float" office:value="1003" calcext:value-type="float">
            <text:p>1003</text:p>
          </table:table-cell>
          <table:table-cell office:value-type="string" calcext:value-type="string">
            <text:p>Adam Sandler</text:p>
          </table:table-cell>
          <table:table-cell office:value-type="string" calcext:value-type="string">
            <text:p><text:span text:style-name="T1"><text:a xlink:href="mailto:adamsandler@gmail.com" xlink:type="simple">adamsandler@gmail.com</text:a></text:span></text:p>
          </table:table-cell>
          <table:table-cell table:style-name="ce4" office:value-type="float" office:value="481391574214" calcext:value-type="float">
            <text:p>481391574214</text:p>
          </table:table-cell>
          <table:table-cell office:value-type="string" calcext:value-type="string">
            <text:p>M</text:p>
          </table:table-cell>
          <table:table-cell table:style-name="ce4" office:value-type="float" office:value="7634625" calcext:value-type="float">
            <text:p>7634625</text:p>
          </table:table-cell>
          <table:table-cell office:value-type="float" office:value="9.883378" calcext:value-type="float">
            <text:p>9.883378</text:p>
          </table:table-cell>
          <table:table-cell office:value-type="float" office:value="76.523469" calcext:value-type="float">
            <text:p>76.523469</text:p>
          </table:table-cell>
          <table:table-cell office:value-type="float" office:value="32374.9" calcext:value-type="float">
            <text:p>32374.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id</text:p>
          </table:table-cell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office:value-type="string" calcext:value-type="string">
            <text:p>Albert Ted</text:p>
          </table:table-cell>
          <table:table-cell office:value-type="string" calcext:value-type="string">
            <text:p><text:span text:style-name="T1"><text:a xlink:href="mailto:albertted@gmail.com" xlink:type="simple">albertted@gmail.com</text:a></text:span></text:p>
          </table:table-cell>
          <table:table-cell table:style-name="ce4" office:value-type="float" office:value="414810283056" calcext:value-type="float">
            <text:p>414810283056</text:p>
          </table:table-cell>
          <table:table-cell office:value-type="string" calcext:value-type="string">
            <text:p>M</text:p>
          </table:table-cell>
          <table:table-cell table:style-name="ce4" office:value-type="float" office:value="3315423" calcext:value-type="float">
            <text:p>3315423</text:p>
          </table:table-cell>
          <table:table-cell office:value-type="float" office:value="9.918695" calcext:value-type="float">
            <text:p>9.918695</text:p>
          </table:table-cell>
          <table:table-cell office:value-type="float" office:value="76.512713" calcext:value-type="float">
            <text:p>76.512713</text:p>
          </table:table-cell>
          <table:table-cell office:value-type="float" office:value="20234.3" calcext:value-type="float">
            <text:p>20234.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id</text:p>
          </table:table-cell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office:value-type="string" calcext:value-type="string">
            <text:p>Alan Walk</text:p>
          </table:table-cell>
          <table:table-cell office:value-type="string" calcext:value-type="string">
            <text:p><text:span text:style-name="T1"><text:a xlink:href="mailto:alanwalk@gmail.com" xlink:type="simple">alanwalk@gmail.com</text:a></text:span></text:p>
          </table:table-cell>
          <table:table-cell table:style-name="ce4" office:value-type="float" office:value="240538427400" calcext:value-type="float">
            <text:p>240538427400</text:p>
          </table:table-cell>
          <table:table-cell office:value-type="string" calcext:value-type="string">
            <text:p>M</text:p>
          </table:table-cell>
          <table:table-cell table:style-name="ce4" office:value-type="float" office:value="2195233" calcext:value-type="float">
            <text:p>2195233</text:p>
          </table:table-cell>
          <table:table-cell office:value-type="float" office:value="9.871905" calcext:value-type="float">
            <text:p>9.871905</text:p>
          </table:table-cell>
          <table:table-cell office:value-type="float" office:value="76.506813" calcext:value-type="float">
            <text:p>76.506813</text:p>
          </table:table-cell>
          <table:table-cell office:value-type="float" office:value="40468.6" calcext:value-type="float">
            <text:p>40468.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id</text:p>
          </table:table-cell>
        </table:table-row>
        <table:table-row table:style-name="ro1">
          <table:table-cell table:style-name="ce1" office:value-type="float" office:value="1006" calcext:value-type="float">
            <text:p>1006</text:p>
          </table:table-cell>
          <table:table-cell office:value-type="string" calcext:value-type="string">
            <text:p>Alex Lee</text:p>
          </table:table-cell>
          <table:table-cell office:value-type="string" calcext:value-type="string">
            <text:p><text:span text:style-name="T1"><text:a xlink:href="mailto:alexlee@gmail.com" xlink:type="simple">alexlee@gmail.com</text:a></text:span></text:p>
          </table:table-cell>
          <table:table-cell table:style-name="ce4" office:value-type="float" office:value="323394160604" calcext:value-type="float">
            <text:p>323394160604</text:p>
          </table:table-cell>
          <table:table-cell office:value-type="string" calcext:value-type="string">
            <text:p>M</text:p>
          </table:table-cell>
          <table:table-cell table:style-name="ce4" office:value-type="float" office:value="9626578" calcext:value-type="float">
            <text:p>9626578</text:p>
          </table:table-cell>
          <table:table-cell office:value-type="float" office:value="9.613723" calcext:value-type="float">
            <text:p>9.613723</text:p>
          </table:table-cell>
          <table:table-cell office:value-type="float" office:value="76.585927" calcext:value-type="float">
            <text:p>76.585927</text:p>
          </table:table-cell>
          <table:table-cell office:value-type="float" office:value="68796.6" calcext:value-type="float">
            <text:p>68796.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aid</text:p>
          </table:table-cell>
        </table:table-row>
        <table:table-row table:style-name="ro1">
          <table:table-cell table:style-name="ce1" office:value-type="float" office:value="1007" calcext:value-type="float">
            <text:p>1007</text:p>
          </table:table-cell>
          <table:table-cell office:value-type="string" calcext:value-type="string">
            <text:p>Arthur Doyle</text:p>
          </table:table-cell>
          <table:table-cell office:value-type="string" calcext:value-type="string">
            <text:p><text:span text:style-name="T1"><text:a xlink:href="mailto:arthurdoyle@gmail.com" xlink:type="simple">arthurdoyle@gmail.com</text:a></text:span></text:p>
          </table:table-cell>
          <table:table-cell table:style-name="ce4" office:value-type="float" office:value="245767005887" calcext:value-type="float">
            <text:p>245767005887</text:p>
          </table:table-cell>
          <table:table-cell office:value-type="string" calcext:value-type="string">
            <text:p>M</text:p>
          </table:table-cell>
          <table:table-cell table:style-name="ce4" office:value-type="float" office:value="8189361" calcext:value-type="float">
            <text:p>8189361</text:p>
          </table:table-cell>
          <table:table-cell office:value-type="float" office:value="9.864735" calcext:value-type="float">
            <text:p>9.864735</text:p>
          </table:table-cell>
          <table:table-cell office:value-type="float" office:value="76.498697" calcext:value-type="float">
            <text:p>76.498697</text:p>
          </table:table-cell>
          <table:table-cell office:value-type="float" office:value="48562.3" calcext:value-type="float">
            <text:p>48562.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Paid</text:p>
          </table:table-cell>
        </table:table-row>
        <table:table-row table:style-name="ro1">
          <table:table-cell table:style-name="ce1" office:value-type="float" office:value="1008" calcext:value-type="float">
            <text:p>1008</text:p>
          </table:table-cell>
          <table:table-cell office:value-type="string" calcext:value-type="string">
            <text:p>Andrew <text:s/>Blake</text:p>
          </table:table-cell>
          <table:table-cell office:value-type="string" calcext:value-type="string">
            <text:p><text:span text:style-name="T1"><text:a xlink:href="mailto:andrewblake@gmail.com" xlink:type="simple">andrewblake@gmail.com</text:a></text:span></text:p>
          </table:table-cell>
          <table:table-cell table:style-name="ce4" office:value-type="float" office:value="625916454407" calcext:value-type="float">
            <text:p>625916454407</text:p>
          </table:table-cell>
          <table:table-cell office:value-type="string" calcext:value-type="string">
            <text:p>M</text:p>
          </table:table-cell>
          <table:table-cell table:style-name="ce4" office:value-type="float" office:value="4095481" calcext:value-type="float">
            <text:p>4095481</text:p>
          </table:table-cell>
          <table:table-cell office:value-type="float" office:value="9.643277" calcext:value-type="float">
            <text:p>9.643277</text:p>
          </table:table-cell>
          <table:table-cell office:value-type="float" office:value="76.466438" calcext:value-type="float">
            <text:p>76.466438</text:p>
          </table:table-cell>
          <table:table-cell office:value-type="float" office:value="60702.8" calcext:value-type="float">
            <text:p>60702.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aid</text:p>
          </table:table-cell>
        </table:table-row>
        <table:table-row table:style-name="ro1">
          <table:table-cell table:style-name="ce1" office:value-type="float" office:value="1009" calcext:value-type="float">
            <text:p>1009</text:p>
          </table:table-cell>
          <table:table-cell office:value-type="string" calcext:value-type="string">
            <text:p>Basil James</text:p>
          </table:table-cell>
          <table:table-cell office:value-type="string" calcext:value-type="string">
            <text:p><text:span text:style-name="T1"><text:a xlink:href="mailto:basiljames@gmail.com" xlink:type="simple">basiljames@gmail.com</text:a></text:span></text:p>
          </table:table-cell>
          <table:table-cell table:style-name="ce4" office:value-type="float" office:value="515152217826" calcext:value-type="float">
            <text:p>515152217826</text:p>
          </table:table-cell>
          <table:table-cell office:value-type="string" calcext:value-type="string">
            <text:p>M</text:p>
          </table:table-cell>
          <table:table-cell office:value-type="float" office:value="3382171" calcext:value-type="float">
            <text:p>3382171</text:p>
          </table:table-cell>
          <table:table-cell office:value-type="float" office:value="9.606056" calcext:value-type="float">
            <text:p>9.606056</text:p>
          </table:table-cell>
          <table:table-cell office:value-type="float" office:value="76.583887" calcext:value-type="float">
            <text:p>76.583887</text:p>
          </table:table-cell>
          <table:table-cell office:value-type="float" office:value="80937.1" calcext:value-type="float">
            <text:p>80937.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aid</text:p>
          </table:table-cell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office:value-type="string" calcext:value-type="string">
            <text:p>Bill John</text:p>
          </table:table-cell>
          <table:table-cell office:value-type="string" calcext:value-type="string">
            <text:p><text:span text:style-name="T1"><text:a xlink:href="mailto:billjohn@gmail.com" xlink:type="simple">billjohn@gmail.com</text:a></text:span></text:p>
          </table:table-cell>
          <table:table-cell table:style-name="ce4" office:value-type="float" office:value="173747454611" calcext:value-type="float">
            <text:p>173747454611</text:p>
          </table:table-cell>
          <table:table-cell office:value-type="string" calcext:value-type="string">
            <text:p>M</text:p>
          </table:table-cell>
          <table:table-cell table:style-name="ce4" office:value-type="float" office:value="1314968" calcext:value-type="float">
            <text:p>1314968</text:p>
          </table:table-cell>
          <table:table-cell office:value-type="float" office:value="9.588645" calcext:value-type="float">
            <text:p>9.588645</text:p>
          </table:table-cell>
          <table:table-cell office:value-type="float" office:value="76.586725" calcext:value-type="float">
            <text:p>76.586725</text:p>
          </table:table-cell>
          <table:table-cell office:value-type="float" office:value="109265" calcext:value-type="float">
            <text:p>109265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Paid</text:p>
          </table:table-cell>
        </table:table-row>
        <table:table-row table:style-name="ro1">
          <table:table-cell table:style-name="ce1" office:value-type="float" office:value="1011" calcext:value-type="float">
            <text:p>1011</text:p>
          </table:table-cell>
          <table:table-cell office:value-type="string" calcext:value-type="string">
            <text:p>Cedric Carl</text:p>
          </table:table-cell>
          <table:table-cell office:value-type="string" calcext:value-type="string">
            <text:p><text:span text:style-name="T1"><text:a xlink:href="mailto:cedriccarl@gmail.com" xlink:type="simple">cedriccarl@gmail.com</text:a></text:span></text:p>
          </table:table-cell>
          <table:table-cell table:style-name="ce4" office:value-type="float" office:value="138662488979" calcext:value-type="float">
            <text:p>138662488979</text:p>
          </table:table-cell>
          <table:table-cell office:value-type="string" calcext:value-type="string">
            <text:p>M</text:p>
          </table:table-cell>
          <table:table-cell table:style-name="ce4" office:value-type="float" office:value="8047049" calcext:value-type="float">
            <text:p>8047049</text:p>
          </table:table-cell>
          <table:table-cell office:value-type="float" office:value="9.922702" calcext:value-type="float">
            <text:p>9.922702</text:p>
          </table:table-cell>
          <table:table-cell office:value-type="float" office:value="76.615331" calcext:value-type="float">
            <text:p>76.615331</text:p>
          </table:table-cell>
          <table:table-cell office:value-type="float" office:value="16187.4" calcext:value-type="float">
            <text:p>16187.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id</text:p>
          </table:table-cell>
        </table:table-row>
        <table:table-row table:style-name="ro1">
          <table:table-cell table:style-name="ce1" office:value-type="float" office:value="1012" calcext:value-type="float">
            <text:p>1012</text:p>
          </table:table-cell>
          <table:table-cell office:value-type="string" calcext:value-type="string">
            <text:p>Amber Brad</text:p>
          </table:table-cell>
          <table:table-cell office:value-type="string" calcext:value-type="string">
            <text:p><text:span text:style-name="T1"><text:a xlink:href="mailto:amberbrad@gmail.com" xlink:type="simple">amberbrad@gmail.com</text:a></text:span></text:p>
          </table:table-cell>
          <table:table-cell table:style-name="ce4" office:value-type="float" office:value="645271094353" calcext:value-type="float">
            <text:p>645271094353</text:p>
          </table:table-cell>
          <table:table-cell office:value-type="string" calcext:value-type="string">
            <text:p>F</text:p>
          </table:table-cell>
          <table:table-cell table:style-name="ce4" office:value-type="float" office:value="6159489" calcext:value-type="float">
            <text:p>6159489</text:p>
          </table:table-cell>
          <table:table-cell office:value-type="float" office:value="9.607984" calcext:value-type="float">
            <text:p>9.607984</text:p>
          </table:table-cell>
          <table:table-cell office:value-type="float" office:value="76.569192" calcext:value-type="float">
            <text:p>76.569192</text:p>
          </table:table-cell>
          <table:table-cell office:value-type="float" office:value="101171" calcext:value-type="float">
            <text:p>10117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aid</text:p>
          </table:table-cell>
        </table:table-row>
        <table:table-row table:style-name="ro1">
          <table:table-cell table:style-name="ce1" office:value-type="float" office:value="1013" calcext:value-type="float">
            <text:p>1013</text:p>
          </table:table-cell>
          <table:table-cell office:value-type="string" calcext:value-type="string">
            <text:p>Caren Woods</text:p>
          </table:table-cell>
          <table:table-cell office:value-type="string" calcext:value-type="string">
            <text:p><text:span text:style-name="T1"><text:a xlink:href="mailto:carenwoods@gmail.com" xlink:type="simple">carenwoods@gmail.com</text:a></text:span></text:p>
          </table:table-cell>
          <table:table-cell table:style-name="ce4" office:value-type="float" office:value="105375184755" calcext:value-type="float">
            <text:p>105375184755</text:p>
          </table:table-cell>
          <table:table-cell office:value-type="string" calcext:value-type="string">
            <text:p>F</text:p>
          </table:table-cell>
          <table:table-cell table:style-name="ce4" office:value-type="float" office:value="2414447" calcext:value-type="float">
            <text:p>2414447</text:p>
          </table:table-cell>
          <table:table-cell office:value-type="float" office:value="9.492501" calcext:value-type="float">
            <text:p>9.492501</text:p>
          </table:table-cell>
          <table:table-cell office:value-type="float" office:value="76.782721" calcext:value-type="float">
            <text:p>76.782721</text:p>
          </table:table-cell>
          <table:table-cell office:value-type="float" office:value="133546" calcext:value-type="float">
            <text:p>133546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Paid</text:p>
          </table:table-cell>
        </table:table-row>
        <table:table-row table:style-name="ro1">
          <table:table-cell table:style-name="ce1" office:value-type="float" office:value="1014" calcext:value-type="float">
            <text:p>1014</text:p>
          </table:table-cell>
          <table:table-cell office:value-type="string" calcext:value-type="string">
            <text:p>Celia Cars</text:p>
          </table:table-cell>
          <table:table-cell office:value-type="string" calcext:value-type="string">
            <text:p><text:span text:style-name="T1"><text:a xlink:href="mailto:celiacars@gmail.com" xlink:type="simple">celiacars@gmail.com</text:a></text:span></text:p>
          </table:table-cell>
          <table:table-cell table:style-name="ce4" office:value-type="float" office:value="234421407520" calcext:value-type="float">
            <text:p>234421407520</text:p>
          </table:table-cell>
          <table:table-cell office:value-type="string" calcext:value-type="string">
            <text:p>F</text:p>
          </table:table-cell>
          <table:table-cell table:style-name="ce4" office:value-type="float" office:value="6385984" calcext:value-type="float">
            <text:p>6385984</text:p>
          </table:table-cell>
          <table:table-cell office:value-type="float" office:value="9.592734" calcext:value-type="float">
            <text:p>9.592734</text:p>
          </table:table-cell>
          <table:table-cell office:value-type="float" office:value="76.58554" calcext:value-type="float">
            <text:p>76.58554</text:p>
          </table:table-cell>
          <table:table-cell office:value-type="float" office:value="121406" calcext:value-type="float">
            <text:p>121406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aid</text:p>
          </table:table-cell>
        </table:table-row>
        <table:table-row table:style-name="ro1">
          <table:table-cell table:style-name="ce1" office:value-type="float" office:value="1015" calcext:value-type="float">
            <text:p>1015</text:p>
          </table:table-cell>
          <table:table-cell office:value-type="string" calcext:value-type="string">
            <text:p>Claudia Alex</text:p>
          </table:table-cell>
          <table:table-cell office:value-type="string" calcext:value-type="string">
            <text:p><text:a xlink:href="mailto:claudiaalex@gmail.com" xlink:type="simple">claudiaalex@gmail.com</text:a></text:p>
          </table:table-cell>
          <table:table-cell table:style-name="ce4" office:value-type="float" office:value="289244405263" calcext:value-type="float">
            <text:p>289244405263</text:p>
          </table:table-cell>
          <table:table-cell office:value-type="string" calcext:value-type="string">
            <text:p>F</text:p>
          </table:table-cell>
          <table:table-cell table:style-name="ce4" office:value-type="float" office:value="4252446" calcext:value-type="float">
            <text:p>4252446</text:p>
          </table:table-cell>
          <table:table-cell office:value-type="float" office:value="10.192386" calcext:value-type="float">
            <text:p>10.192386</text:p>
          </table:table-cell>
          <table:table-cell office:value-type="float" office:value="76.29905" calcext:value-type="float">
            <text:p>76.29905</text:p>
          </table:table-cell>
          <table:table-cell office:value-type="float" office:value="161874" calcext:value-type="float">
            <text:p>16187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aid</text:p>
          </table:table-cell>
        </table:table-row>
        <table:table-row table:style-name="ro1">
          <table:table-cell table:style-name="ce1" office:value-type="float" office:value="1016" calcext:value-type="float">
            <text:p>1016</text:p>
          </table:table-cell>
          <table:table-cell office:value-type="string" calcext:value-type="string">
            <text:p>Edna Adams</text:p>
          </table:table-cell>
          <table:table-cell office:value-type="string" calcext:value-type="string">
            <text:p><text:a xlink:href="mailto:ednaadams@gmail.com" xlink:type="simple">ednaadams@gmail.com</text:a></text:p>
          </table:table-cell>
          <table:table-cell table:style-name="ce4" office:value-type="float" office:value="375407725139" calcext:value-type="float">
            <text:p>375407725139</text:p>
          </table:table-cell>
          <table:table-cell office:value-type="string" calcext:value-type="string">
            <text:p>F</text:p>
          </table:table-cell>
          <table:table-cell table:style-name="ce4" office:value-type="float" office:value="2854797" calcext:value-type="float">
            <text:p>2854797</text:p>
          </table:table-cell>
          <table:table-cell office:value-type="float" office:value="9.487521" calcext:value-type="float">
            <text:p>9.487521</text:p>
          </table:table-cell>
          <table:table-cell office:value-type="float" office:value="76.736901" calcext:value-type="float">
            <text:p>76.736901</text:p>
          </table:table-cell>
          <table:table-cell office:value-type="float" office:value="153781" calcext:value-type="float">
            <text:p>153781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Not Paid</text:p>
          </table:table-cell>
        </table:table-row>
        <table:table-row table:style-name="ro1">
          <table:table-cell table:style-name="ce1" office:value-type="float" office:value="1017" calcext:value-type="float">
            <text:p>1017</text:p>
          </table:table-cell>
          <table:table-cell office:value-type="string" calcext:value-type="string">
            <text:p>Heather John</text:p>
          </table:table-cell>
          <table:table-cell office:value-type="string" calcext:value-type="string">
            <text:p><text:a xlink:href="mailto:heatherjohn@gmail.com" xlink:type="simple">heatherjohn@gmail.com</text:a></text:p>
          </table:table-cell>
          <table:table-cell table:style-name="ce4" office:value-type="float" office:value="749409209736" calcext:value-type="float">
            <text:p>749409209736</text:p>
          </table:table-cell>
          <table:table-cell office:value-type="string" calcext:value-type="string">
            <text:p>F</text:p>
          </table:table-cell>
          <table:table-cell table:style-name="ce4" office:value-type="float" office:value="9593306" calcext:value-type="float">
            <text:p>9593306</text:p>
          </table:table-cell>
          <table:table-cell office:value-type="float" office:value="10.202205" calcext:value-type="float">
            <text:p>10.202205</text:p>
          </table:table-cell>
          <table:table-cell office:value-type="float" office:value="76.280651" calcext:value-type="float">
            <text:p>76.280651</text:p>
          </table:table-cell>
          <table:table-cell office:value-type="float" office:value="202343" calcext:value-type="float">
            <text:p>2023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t Paid</text:p>
          </table:table-cell>
        </table:table-row>
        <table:table-row table:style-name="ro1">
          <table:table-cell table:style-name="ce1" office:value-type="float" office:value="1018" calcext:value-type="float">
            <text:p>1018</text:p>
          </table:table-cell>
          <table:table-cell office:value-type="string" calcext:value-type="string">
            <text:p>June Nick</text:p>
          </table:table-cell>
          <table:table-cell office:value-type="string" calcext:value-type="string">
            <text:p><text:a xlink:href="mailto:junenick@gmail.com" xlink:type="simple">junenick@gmail.com</text:a></text:p>
          </table:table-cell>
          <table:table-cell table:style-name="ce4" office:value-type="float" office:value="301955034904" calcext:value-type="float">
            <text:p>301955034904</text:p>
          </table:table-cell>
          <table:table-cell office:value-type="string" calcext:value-type="string">
            <text:p>F</text:p>
          </table:table-cell>
          <table:table-cell table:style-name="ce4" office:value-type="float" office:value="6453345" calcext:value-type="float">
            <text:p>6453345</text:p>
          </table:table-cell>
          <table:table-cell office:value-type="float" office:value="10.277036" calcext:value-type="float">
            <text:p>10.277036</text:p>
          </table:table-cell>
          <table:table-cell office:value-type="float" office:value="76.220616" calcext:value-type="float">
            <text:p>76.220616</text:p>
          </table:table-cell>
          <table:table-cell office:value-type="float" office:value="404686" calcext:value-type="float">
            <text:p>404686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Not Paid</text:p>
          </table:table-cell>
        </table:table-row>
        <table:table-row table:style-name="ro1">
          <table:table-cell table:style-name="ce1" office:value-type="float" office:value="1019" calcext:value-type="float">
            <text:p>1019</text:p>
          </table:table-cell>
          <table:table-cell office:value-type="string" calcext:value-type="string">
            <text:p>Lois Lad</text:p>
          </table:table-cell>
          <table:table-cell office:value-type="string" calcext:value-type="string">
            <text:p><text:a xlink:href="mailto:loislad@gmail.com" xlink:type="simple">loislad@gmail.com</text:a></text:p>
          </table:table-cell>
          <table:table-cell table:style-name="ce4" office:value-type="float" office:value="593125864498" calcext:value-type="float">
            <text:p>593125864498</text:p>
          </table:table-cell>
          <table:table-cell office:value-type="string" calcext:value-type="string">
            <text:p>F</text:p>
          </table:table-cell>
          <table:table-cell table:style-name="ce4" office:value-type="float" office:value="3210738" calcext:value-type="float">
            <text:p>3210738</text:p>
          </table:table-cell>
          <table:table-cell office:value-type="float" office:value="9.868939" calcext:value-type="float">
            <text:p>9.868939</text:p>
          </table:table-cell>
          <table:table-cell office:value-type="float" office:value="76.498002" calcext:value-type="float">
            <text:p>76.498002</text:p>
          </table:table-cell>
          <table:table-cell office:value-type="float" office:value="526091" calcext:value-type="float">
            <text:p>526091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Not Paid</text:p>
          </table:table-cell>
        </table:table-row>
        <table:table-row table:style-name="ro1">
          <table:table-cell table:style-name="ce1" office:value-type="float" office:value="1020" calcext:value-type="float">
            <text:p>1020</text:p>
          </table:table-cell>
          <table:table-cell office:value-type="string" calcext:value-type="string">
            <text:p>Max Lee</text:p>
          </table:table-cell>
          <table:table-cell office:value-type="string" calcext:value-type="string">
            <text:p><text:a xlink:href="mailto:maxlee@gmail.com" xlink:type="simple">maxlee@gmail.com</text:a></text:p>
          </table:table-cell>
          <table:table-cell table:style-name="ce4" office:value-type="float" office:value="785007678754" calcext:value-type="float">
            <text:p>785007678754</text:p>
          </table:table-cell>
          <table:table-cell office:value-type="string" calcext:value-type="string">
            <text:p>F</text:p>
          </table:table-cell>
          <table:table-cell table:style-name="ce4" office:value-type="float" office:value="6692010" calcext:value-type="float">
            <text:p>6692010</text:p>
          </table:table-cell>
          <table:table-cell office:value-type="float" office:value="10.290701" calcext:value-type="float">
            <text:p>10.290701</text:p>
          </table:table-cell>
          <table:table-cell office:value-type="float" office:value="76.227976" calcext:value-type="float">
            <text:p>76.227976</text:p>
          </table:table-cell>
          <table:table-cell office:value-type="float" office:value="485623" calcext:value-type="float">
            <text:p>485623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Not Paid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4">
          <table:table-cell table:style-name="ce2" office:value-type="string" calcext:value-type="string">
            <text:p>LIABILITY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4">
          <table:table-cell office:value-type="string" calcext:value-type="string">
            <text:p>Land_id</text:p>
          </table:table-cell>
          <table:table-cell office:value-type="string" calcext:value-type="string">
            <text:p>Coordinate_one</text:p>
          </table:table-cell>
          <table:table-cell office:value-type="string" calcext:value-type="string">
            <text:p>Coordinate two</text:p>
          </table:table-cell>
          <table:table-cell office:value-type="string" calcext:value-type="string">
            <text:p>Area</text:p>
          </table:table-cell>
          <table:table-cell table:style-name="ce4" office:value-type="string" calcext:value-type="string">
            <text:p>Present liability Status</text:p>
          </table:table-cell>
          <table:table-cell table:style-name="ce4" office:value-type="string" calcext:value-type="string">
            <text:p>Present Liability Type</text:p>
          </table:table-cell>
          <table:table-cell table:style-name="ce4" office:value-type="string" calcext:value-type="string">
            <text:p>Previous liability Status</text:p>
          </table:table-cell>
          <table:table-cell table:style-name="ce4" office:value-type="string" calcext:value-type="string">
            <text:p>Previous Liability Type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office:value-type="float" office:value="9.915824" calcext:value-type="float">
            <text:p>9.915824</text:p>
          </table:table-cell>
          <table:table-cell table:style-name="Default" office:value-type="float" office:value="76.512735" calcext:value-type="float">
            <text:p>76.512735</text:p>
          </table:table-cell>
          <table:table-cell office:value-type="float" office:value="28328" calcext:value-type="float">
            <text:p>28328</text:p>
          </table:table-cell>
          <table:table-cell table:style-name="ce9"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table:number-columns-repeated="3"/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office:value-type="float" office:value="9.877181" calcext:value-type="float">
            <text:p>9.877181</text:p>
          </table:table-cell>
          <table:table-cell table:style-name="Default" office:value-type="float" office:value="76.513603" calcext:value-type="float">
            <text:p>76.513603</text:p>
          </table:table-cell>
          <table:table-cell office:value-type="float" office:value="36421.7" calcext:value-type="float">
            <text:p>36421.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table:number-columns-repeated="3"/>
        </table:table-row>
        <table:table-row table:style-name="ro1">
          <table:table-cell table:style-name="ce1" office:value-type="float" office:value="1003" calcext:value-type="float">
            <text:p>1003</text:p>
          </table:table-cell>
          <table:table-cell office:value-type="float" office:value="9.883378" calcext:value-type="float">
            <text:p>9.883378</text:p>
          </table:table-cell>
          <table:table-cell table:style-name="Default" office:value-type="float" office:value="76.523469" calcext:value-type="float">
            <text:p>76.523469</text:p>
          </table:table-cell>
          <table:table-cell office:value-type="float" office:value="32374.9" calcext:value-type="float">
            <text:p>32374.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table:number-columns-repeated="3"/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office:value-type="float" office:value="9.918695" calcext:value-type="float">
            <text:p>9.918695</text:p>
          </table:table-cell>
          <table:table-cell table:style-name="Default" office:value-type="float" office:value="76.512713" calcext:value-type="float">
            <text:p>76.512713</text:p>
          </table:table-cell>
          <table:table-cell office:value-type="float" office:value="20234.3" calcext:value-type="float">
            <text:p>20234.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table:number-columns-repeated="3"/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office:value-type="float" office:value="9.871905" calcext:value-type="float">
            <text:p>9.871905</text:p>
          </table:table-cell>
          <table:table-cell table:style-name="Default" office:value-type="float" office:value="76.506813" calcext:value-type="float">
            <text:p>76.506813</text:p>
          </table:table-cell>
          <table:table-cell office:value-type="float" office:value="40468.6" calcext:value-type="float">
            <text:p>40468.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table:number-columns-repeated="3"/>
        </table:table-row>
        <table:table-row table:style-name="ro1">
          <table:table-cell table:style-name="ce1" office:value-type="float" office:value="1006" calcext:value-type="float">
            <text:p>1006</text:p>
          </table:table-cell>
          <table:table-cell office:value-type="float" office:value="9.613723" calcext:value-type="float">
            <text:p>9.613723</text:p>
          </table:table-cell>
          <table:table-cell table:style-name="Default" office:value-type="float" office:value="76.585927" calcext:value-type="float">
            <text:p>76.585927</text:p>
          </table:table-cell>
          <table:table-cell office:value-type="float" office:value="68796.6" calcext:value-type="float">
            <text:p>68796.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table:number-columns-repeated="3"/>
        </table:table-row>
        <table:table-row table:style-name="ro1">
          <table:table-cell table:style-name="ce1" office:value-type="float" office:value="1007" calcext:value-type="float">
            <text:p>1007</text:p>
          </table:table-cell>
          <table:table-cell office:value-type="float" office:value="9.864735" calcext:value-type="float">
            <text:p>9.864735</text:p>
          </table:table-cell>
          <table:table-cell table:style-name="Default" office:value-type="float" office:value="76.498697" calcext:value-type="float">
            <text:p>76.498697</text:p>
          </table:table-cell>
          <table:table-cell office:value-type="float" office:value="48562.3" calcext:value-type="float">
            <text:p>48562.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table:number-columns-repeated="3"/>
        </table:table-row>
        <table:table-row table:style-name="ro1">
          <table:table-cell table:style-name="ce1" office:value-type="float" office:value="1008" calcext:value-type="float">
            <text:p>1008</text:p>
          </table:table-cell>
          <table:table-cell office:value-type="float" office:value="9.643277" calcext:value-type="float">
            <text:p>9.643277</text:p>
          </table:table-cell>
          <table:table-cell table:style-name="Default" office:value-type="float" office:value="76.466438" calcext:value-type="float">
            <text:p>76.466438</text:p>
          </table:table-cell>
          <table:table-cell office:value-type="float" office:value="60702.8" calcext:value-type="float">
            <text:p>60702.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table:number-columns-repeated="3"/>
        </table:table-row>
        <table:table-row table:style-name="ro1">
          <table:table-cell table:style-name="ce1" office:value-type="float" office:value="1009" calcext:value-type="float">
            <text:p>1009</text:p>
          </table:table-cell>
          <table:table-cell office:value-type="float" office:value="9.606056" calcext:value-type="float">
            <text:p>9.606056</text:p>
          </table:table-cell>
          <table:table-cell table:style-name="Default" office:value-type="float" office:value="76.583887" calcext:value-type="float">
            <text:p>76.583887</text:p>
          </table:table-cell>
          <table:table-cell office:value-type="float" office:value="80937.1" calcext:value-type="float">
            <text:p>80937.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table:number-columns-repeated="3"/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office:value-type="float" office:value="9.588645" calcext:value-type="float">
            <text:p>9.588645</text:p>
          </table:table-cell>
          <table:table-cell table:style-name="Default" office:value-type="float" office:value="76.586725" calcext:value-type="float">
            <text:p>76.586725</text:p>
          </table:table-cell>
          <table:table-cell office:value-type="float" office:value="109265" calcext:value-type="float">
            <text:p>1092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table:number-columns-repeated="3"/>
        </table:table-row>
        <table:table-row table:style-name="ro1">
          <table:table-cell table:style-name="ce1" office:value-type="float" office:value="1011" calcext:value-type="float">
            <text:p>1011</text:p>
          </table:table-cell>
          <table:table-cell office:value-type="float" office:value="9.922702" calcext:value-type="float">
            <text:p>9.922702</text:p>
          </table:table-cell>
          <table:table-cell table:style-name="Default" office:value-type="float" office:value="76.615331" calcext:value-type="float">
            <text:p>76.615331</text:p>
          </table:table-cell>
          <table:table-cell office:value-type="float" office:value="16187.4" calcext:value-type="float">
            <text:p>16187.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an</text:p>
          </table:table-cell>
          <table:table-cell table:number-columns-repeated="3"/>
        </table:table-row>
        <table:table-row table:style-name="ro1">
          <table:table-cell table:style-name="ce1" office:value-type="float" office:value="1012" calcext:value-type="float">
            <text:p>1012</text:p>
          </table:table-cell>
          <table:table-cell office:value-type="float" office:value="9.607984" calcext:value-type="float">
            <text:p>9.607984</text:p>
          </table:table-cell>
          <table:table-cell table:style-name="Default" office:value-type="float" office:value="76.569192" calcext:value-type="float">
            <text:p>76.569192</text:p>
          </table:table-cell>
          <table:table-cell office:value-type="float" office:value="101171" calcext:value-type="float">
            <text:p>1011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puit</text:p>
          </table:table-cell>
          <table:table-cell table:number-columns-repeated="3"/>
        </table:table-row>
        <table:table-row table:style-name="ro1">
          <table:table-cell table:style-name="ce1" office:value-type="float" office:value="1013" calcext:value-type="float">
            <text:p>1013</text:p>
          </table:table-cell>
          <table:table-cell office:value-type="float" office:value="9.492501" calcext:value-type="float">
            <text:p>9.492501</text:p>
          </table:table-cell>
          <table:table-cell table:style-name="Default" office:value-type="float" office:value="76.782721" calcext:value-type="float">
            <text:p>76.782721</text:p>
          </table:table-cell>
          <table:table-cell office:value-type="float" office:value="133546" calcext:value-type="float">
            <text:p>1335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an</text:p>
          </table:table-cell>
          <table:table-cell table:number-columns-repeated="3"/>
        </table:table-row>
        <table:table-row table:style-name="ro1">
          <table:table-cell table:style-name="ce1" office:value-type="float" office:value="1014" calcext:value-type="float">
            <text:p>1014</text:p>
          </table:table-cell>
          <table:table-cell office:value-type="float" office:value="9.592734" calcext:value-type="float">
            <text:p>9.592734</text:p>
          </table:table-cell>
          <table:table-cell table:style-name="Default" office:value-type="float" office:value="76.58554" calcext:value-type="float">
            <text:p>76.58554</text:p>
          </table:table-cell>
          <table:table-cell office:value-type="float" office:value="121406" calcext:value-type="float">
            <text:p>1214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puit</text:p>
          </table:table-cell>
          <table:table-cell table:number-columns-repeated="3"/>
        </table:table-row>
        <table:table-row table:style-name="ro1">
          <table:table-cell table:style-name="ce1" office:value-type="float" office:value="1015" calcext:value-type="float">
            <text:p>1015</text:p>
          </table:table-cell>
          <table:table-cell office:value-type="float" office:value="10.192386" calcext:value-type="float">
            <text:p>10.192386</text:p>
          </table:table-cell>
          <table:table-cell table:style-name="Default" office:value-type="float" office:value="76.29905" calcext:value-type="float">
            <text:p>76.29905</text:p>
          </table:table-cell>
          <table:table-cell office:value-type="float" office:value="161874" calcext:value-type="float">
            <text:p>161874</text:p>
          </table:table-cell>
          <table:table-cell table:style-name="ce9"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table:number-columns-repeated="3"/>
        </table:table-row>
        <table:table-row table:style-name="ro1">
          <table:table-cell table:style-name="ce1" office:value-type="float" office:value="1016" calcext:value-type="float">
            <text:p>1016</text:p>
          </table:table-cell>
          <table:table-cell office:value-type="float" office:value="9.487521" calcext:value-type="float">
            <text:p>9.487521</text:p>
          </table:table-cell>
          <table:table-cell table:style-name="Default" office:value-type="float" office:value="76.736901" calcext:value-type="float">
            <text:p>76.736901</text:p>
          </table:table-cell>
          <table:table-cell office:value-type="float" office:value="153781" calcext:value-type="float">
            <text:p>1537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table:number-columns-repeated="3"/>
        </table:table-row>
        <table:table-row table:style-name="ro1">
          <table:table-cell table:style-name="ce1" office:value-type="float" office:value="1017" calcext:value-type="float">
            <text:p>1017</text:p>
          </table:table-cell>
          <table:table-cell office:value-type="float" office:value="10.202205" calcext:value-type="float">
            <text:p>10.202205</text:p>
          </table:table-cell>
          <table:table-cell table:style-name="Default" office:value-type="float" office:value="76.280651" calcext:value-type="float">
            <text:p>76.280651</text:p>
          </table:table-cell>
          <table:table-cell office:value-type="float" office:value="202343" calcext:value-type="float">
            <text:p>2023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table:number-columns-repeated="3"/>
        </table:table-row>
        <table:table-row table:style-name="ro1">
          <table:table-cell table:style-name="ce1" office:value-type="float" office:value="1018" calcext:value-type="float">
            <text:p>1018</text:p>
          </table:table-cell>
          <table:table-cell office:value-type="float" office:value="10.277036" calcext:value-type="float">
            <text:p>10.277036</text:p>
          </table:table-cell>
          <table:table-cell table:style-name="Default" office:value-type="float" office:value="76.220616" calcext:value-type="float">
            <text:p>76.220616</text:p>
          </table:table-cell>
          <table:table-cell office:value-type="float" office:value="404686" calcext:value-type="float">
            <text:p>40468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pu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an</text:p>
          </table:table-cell>
          <table:table-cell table:number-columns-repeated="3"/>
        </table:table-row>
        <table:table-row table:style-name="ro1">
          <table:table-cell table:style-name="ce1" office:value-type="float" office:value="1019" calcext:value-type="float">
            <text:p>1019</text:p>
          </table:table-cell>
          <table:table-cell office:value-type="float" office:value="9.868939" calcext:value-type="float">
            <text:p>9.868939</text:p>
          </table:table-cell>
          <table:table-cell table:style-name="Default" office:value-type="float" office:value="76.498002" calcext:value-type="float">
            <text:p>76.498002</text:p>
          </table:table-cell>
          <table:table-cell office:value-type="float" office:value="526091" calcext:value-type="float">
            <text:p>5260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pu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puit</text:p>
          </table:table-cell>
          <table:table-cell table:number-columns-repeated="3"/>
        </table:table-row>
        <table:table-row table:style-name="ro1">
          <table:table-cell table:style-name="ce1" office:value-type="float" office:value="1020" calcext:value-type="float">
            <text:p>1020</text:p>
          </table:table-cell>
          <table:table-cell office:value-type="float" office:value="10.290701" calcext:value-type="float">
            <text:p>10.290701</text:p>
          </table:table-cell>
          <table:table-cell table:style-name="Default" office:value-type="float" office:value="76.227976" calcext:value-type="float">
            <text:p>76.227976</text:p>
          </table:table-cell>
          <table:table-cell office:value-type="float" office:value="485623" calcext:value-type="float">
            <text:p>4856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l</text:p>
          </table:table-cell>
          <table:table-cell table:number-columns-repeated="3"/>
        </table:table-row>
        <table:table-row table:style-name="ro1" table:number-rows-repeated="104847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I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13:54:51.866639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0:07:09.888071387</meta:creation-date>
    <dc:date>2019-04-02T16:01:07.646758116</dc:date>
    <meta:editing-duration>PT1H29M56S</meta:editing-duration>
    <meta:editing-cycles>6</meta:editing-cycles>
    <meta:generator>LibreOffice/6.0.7.3$Linux_X86_64 LibreOffice_project/00m0$Build-3</meta:generator>
    <meta:document-statistic meta:table-count="1" meta:cell-count="781" meta:object-count="0"/>
  </office:meta>
</office:document-meta>
</file>